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f1621e" officeooo:paragraph-rsid="0151b650"/>
    </style:style>
    <style:style style:name="P49" style:family="paragraph" style:parent-style-name="Standard">
      <style:text-properties style:font-name="Handwriting" officeooo:rsid="00c582dc" officeooo:paragraph-rsid="0151b650"/>
    </style:style>
    <style:style style:name="P50" style:family="paragraph" style:parent-style-name="Standard">
      <style:text-properties style:font-name="Handwriting" officeooo:rsid="00c76df3" officeooo:paragraph-rsid="0151b650"/>
    </style:style>
    <style:style style:name="P51" style:family="paragraph" style:parent-style-name="Standard">
      <style:text-properties style:font-name="Handwriting" officeooo:rsid="00e582b8" officeooo:paragraph-rsid="0151b650"/>
    </style:style>
    <style:style style:name="P52" style:family="paragraph" style:parent-style-name="Standard">
      <style:text-properties style:font-name="Handwriting" officeooo:rsid="00e582b8" officeooo:paragraph-rsid="0355e78b"/>
    </style:style>
    <style:style style:name="P53" style:family="paragraph" style:parent-style-name="Standard">
      <style:text-properties style:font-name="Handwriting" officeooo:rsid="00e76213" officeooo:paragraph-rsid="0151b650"/>
    </style:style>
    <style:style style:name="P54" style:family="paragraph" style:parent-style-name="Standard">
      <style:text-properties style:font-name="Handwriting" officeooo:rsid="00e76213" officeooo:paragraph-rsid="0355e78b"/>
    </style:style>
    <style:style style:name="P55" style:family="paragraph" style:parent-style-name="Standard">
      <style:text-properties style:font-name="Handwriting" officeooo:rsid="00e89b94" officeooo:paragraph-rsid="0151b650"/>
    </style:style>
    <style:style style:name="P56" style:family="paragraph" style:parent-style-name="Standard">
      <style:text-properties style:font-name="Handwriting" officeooo:rsid="00e89b94" officeooo:paragraph-rsid="0355e78b"/>
    </style:style>
    <style:style style:name="P57" style:family="paragraph" style:parent-style-name="Standard">
      <style:text-properties style:font-name="Handwriting" officeooo:rsid="00e95b07" officeooo:paragraph-rsid="0151b650"/>
    </style:style>
    <style:style style:name="P58" style:family="paragraph" style:parent-style-name="Standard">
      <style:text-properties style:font-name="Handwriting" officeooo:rsid="00e95b07" officeooo:paragraph-rsid="0355e78b"/>
    </style:style>
    <style:style style:name="P59" style:family="paragraph" style:parent-style-name="Standard">
      <style:text-properties style:font-name="Handwriting" officeooo:rsid="00eeec48" officeooo:paragraph-rsid="0151b650"/>
    </style:style>
    <style:style style:name="P60" style:family="paragraph" style:parent-style-name="Standard">
      <style:text-properties style:font-name="Handwriting" officeooo:rsid="00eeec48" officeooo:paragraph-rsid="0355e78b"/>
    </style:style>
    <style:style style:name="P61" style:family="paragraph" style:parent-style-name="Standard">
      <style:text-properties style:font-name="Handwriting" officeooo:rsid="00ed1851" officeooo:paragraph-rsid="0151b650"/>
    </style:style>
    <style:style style:name="P62" style:family="paragraph" style:parent-style-name="Standard">
      <style:text-properties style:font-name="Handwriting" officeooo:rsid="00ed1851" officeooo:paragraph-rsid="0355e78b"/>
    </style:style>
    <style:style style:name="P63" style:family="paragraph" style:parent-style-name="Standard">
      <style:text-properties style:font-name="Handwriting" officeooo:rsid="00d1efcd" officeooo:paragraph-rsid="0151b650"/>
    </style:style>
    <style:style style:name="P64" style:family="paragraph" style:parent-style-name="Standard">
      <style:text-properties style:font-name="Handwriting" officeooo:rsid="00d64cbc" officeooo:paragraph-rsid="0151b650"/>
    </style:style>
    <style:style style:name="P65" style:family="paragraph" style:parent-style-name="Standard">
      <style:text-properties style:font-name="Handwriting" officeooo:rsid="00ded217" officeooo:paragraph-rsid="0151b650"/>
    </style:style>
    <style:style style:name="P66" style:family="paragraph" style:parent-style-name="Standard">
      <style:text-properties style:font-name="Handwriting" officeooo:rsid="00e25041" officeooo:paragraph-rsid="0151b650"/>
    </style:style>
    <style:style style:name="P67" style:family="paragraph" style:parent-style-name="Standard">
      <style:text-properties style:font-name="Handwriting" officeooo:rsid="00e53654" officeooo:paragraph-rsid="0151b650"/>
    </style:style>
    <style:style style:name="P68" style:family="paragraph" style:parent-style-name="Standard">
      <style:text-properties style:font-name="Handwriting" officeooo:rsid="00da50d2" officeooo:paragraph-rsid="0151b650"/>
    </style:style>
    <style:style style:name="P69" style:family="paragraph" style:parent-style-name="Standard">
      <style:text-properties style:font-name="Handwriting" officeooo:rsid="019f56a9" officeooo:paragraph-rsid="019f56a9"/>
    </style:style>
    <style:style style:name="P70" style:family="paragraph" style:parent-style-name="Standard">
      <style:text-properties style:font-name="Handwriting" officeooo:rsid="019f56a9" officeooo:paragraph-rsid="01a40b0e"/>
    </style:style>
    <style:style style:name="P71" style:family="paragraph" style:parent-style-name="Standard">
      <style:text-properties style:font-name="Handwriting" officeooo:rsid="019f56a9" officeooo:paragraph-rsid="01a1a2db"/>
    </style:style>
    <style:style style:name="P72" style:family="paragraph" style:parent-style-name="Standard">
      <style:text-properties style:font-name="Handwriting" officeooo:rsid="01ab0cbe" officeooo:paragraph-rsid="01ab0cbe"/>
    </style:style>
    <style:style style:name="P73" style:family="paragraph" style:parent-style-name="Standard">
      <style:text-properties style:font-name="Handwriting" officeooo:rsid="01af0216" officeooo:paragraph-rsid="01af0216"/>
    </style:style>
    <style:style style:name="P74" style:family="paragraph" style:parent-style-name="Standard">
      <style:text-properties style:font-name="Handwriting" officeooo:rsid="01b2dca5" officeooo:paragraph-rsid="01b5a889"/>
    </style:style>
    <style:style style:name="P75" style:family="paragraph" style:parent-style-name="Standard">
      <style:text-properties style:font-name="Handwriting" officeooo:rsid="01b5a889" officeooo:paragraph-rsid="01b5a889"/>
    </style:style>
    <style:style style:name="P76" style:family="paragraph" style:parent-style-name="Standard">
      <style:text-properties style:font-name="Handwriting" officeooo:paragraph-rsid="01b969b7"/>
    </style:style>
    <style:style style:name="P77" style:family="paragraph" style:parent-style-name="Standard">
      <style:text-properties style:font-name="Handwriting" officeooo:rsid="00a68e33" officeooo:paragraph-rsid="0151b650"/>
    </style:style>
    <style:style style:name="P78" style:family="paragraph" style:parent-style-name="Standard">
      <style:text-properties style:font-name="Handwriting" officeooo:rsid="00aac8a0" officeooo:paragraph-rsid="0151b650"/>
    </style:style>
    <style:style style:name="P79" style:family="paragraph" style:parent-style-name="Standard">
      <style:text-properties style:font-name="Handwriting" officeooo:rsid="00a77191" officeooo:paragraph-rsid="0151b650"/>
    </style:style>
    <style:style style:name="P80" style:family="paragraph" style:parent-style-name="Standard">
      <style:text-properties style:font-name="Handwriting" officeooo:rsid="00a8d8fa" officeooo:paragraph-rsid="0151b650"/>
    </style:style>
    <style:style style:name="P81" style:family="paragraph" style:parent-style-name="Standard">
      <style:text-properties style:font-name="Handwriting" officeooo:paragraph-rsid="01cb65a4"/>
    </style:style>
    <style:style style:name="P82" style:family="paragraph" style:parent-style-name="Standard">
      <style:text-properties style:font-name="Handwriting" officeooo:paragraph-rsid="01e10f23"/>
    </style:style>
    <style:style style:name="P83" style:family="paragraph" style:parent-style-name="Standard">
      <style:text-properties style:font-name="Handwriting" officeooo:rsid="01ce1891" officeooo:paragraph-rsid="02e82daa"/>
    </style:style>
    <style:style style:name="P84" style:family="paragraph" style:parent-style-name="Standard">
      <style:text-properties style:font-name="Handwriting" officeooo:paragraph-rsid="014d2614"/>
    </style:style>
    <style:style style:name="P85" style:family="paragraph" style:parent-style-name="Standard">
      <style:text-properties style:font-name="Handwriting" officeooo:rsid="00a37156" officeooo:paragraph-rsid="015482ec"/>
    </style:style>
    <style:style style:name="P86" style:family="paragraph" style:parent-style-name="Standard">
      <style:text-properties style:font-name="Handwriting" officeooo:rsid="00a37156" officeooo:paragraph-rsid="0355e78b"/>
    </style:style>
    <style:style style:name="P87" style:family="paragraph" style:parent-style-name="Standard">
      <style:text-properties style:font-name="Handwriting" officeooo:rsid="030ad9a9" officeooo:paragraph-rsid="030ad9a9"/>
    </style:style>
    <style:style style:name="P88" style:family="paragraph" style:parent-style-name="Standard">
      <style:text-properties style:font-name="Handwriting" officeooo:rsid="030ad9a9" officeooo:paragraph-rsid="030d1503"/>
    </style:style>
    <style:style style:name="P89" style:family="paragraph" style:parent-style-name="Standard">
      <style:text-properties style:font-name="Handwriting" officeooo:rsid="02fea0a8" officeooo:paragraph-rsid="02fea0a8"/>
    </style:style>
    <style:style style:name="P90" style:family="paragraph" style:parent-style-name="Standard">
      <style:text-properties style:font-name="Handwriting" officeooo:rsid="02fea0a8" officeooo:paragraph-rsid="0355e78b"/>
    </style:style>
    <style:style style:name="P91" style:family="paragraph" style:parent-style-name="Standard">
      <style:text-properties style:font-name="Handwriting" officeooo:rsid="00f19be5" officeooo:paragraph-rsid="0151b650"/>
    </style:style>
    <style:style style:name="P92" style:family="paragraph" style:parent-style-name="Standard">
      <style:text-properties style:font-name="Handwriting" officeooo:rsid="00f19be5" officeooo:paragraph-rsid="030d8b31"/>
    </style:style>
    <style:style style:name="P93" style:family="paragraph" style:parent-style-name="Standard">
      <style:text-properties style:font-name="Handwriting" officeooo:rsid="030b9edf" officeooo:paragraph-rsid="030d8b31"/>
    </style:style>
    <style:style style:name="P94" style:family="paragraph" style:parent-style-name="Standard">
      <style:text-properties style:font-name="Handwriting" officeooo:rsid="033e7f55" officeooo:paragraph-rsid="03392f39"/>
    </style:style>
    <style:style style:name="P95" style:family="paragraph" style:parent-style-name="Standard">
      <style:text-properties style:font-name="Handwriting" officeooo:rsid="03422441" officeooo:paragraph-rsid="03422441"/>
    </style:style>
    <style:style style:name="P96" style:family="paragraph" style:parent-style-name="Standard">
      <style:text-properties style:font-name="Handwriting" officeooo:rsid="0345052a" officeooo:paragraph-rsid="0345052a"/>
    </style:style>
    <style:style style:name="P97" style:family="paragraph" style:parent-style-name="Standard">
      <style:text-properties style:font-name="Handwriting" officeooo:rsid="0347d1c2" officeooo:paragraph-rsid="0347d1c2"/>
    </style:style>
    <style:style style:name="P98" style:family="paragraph" style:parent-style-name="Standard">
      <style:text-properties style:font-name="Handwriting" officeooo:rsid="03485e8a" officeooo:paragraph-rsid="03485e8a"/>
    </style:style>
    <style:style style:name="P99" style:family="paragraph" style:parent-style-name="Standard">
      <style:text-properties style:font-name="Handwriting" officeooo:rsid="03485e8a" officeooo:paragraph-rsid="0355e78b"/>
    </style:style>
    <style:style style:name="P100" style:family="paragraph" style:parent-style-name="Standard">
      <style:text-properties style:font-name="Handwriting" officeooo:rsid="0355964e" officeooo:paragraph-rsid="0355964e"/>
    </style:style>
    <style:style style:name="P101" style:family="paragraph" style:parent-style-name="Standard">
      <style:text-properties style:font-name="Handwriting" officeooo:rsid="0355964e" officeooo:paragraph-rsid="0355e78b"/>
    </style:style>
    <style:style style:name="P102" style:family="paragraph" style:parent-style-name="Standard">
      <style:text-properties style:font-name="Handwriting" officeooo:rsid="03303b32" officeooo:paragraph-rsid="0355964e"/>
    </style:style>
    <style:style style:name="P103" style:family="paragraph" style:parent-style-name="Standard">
      <style:text-properties style:font-name="Handwriting" officeooo:rsid="03303b32" officeooo:paragraph-rsid="0355e78b"/>
    </style:style>
    <style:style style:name="P104" style:family="paragraph" style:parent-style-name="Standard">
      <style:text-properties style:font-name="Handwriting" officeooo:rsid="034f3658" officeooo:paragraph-rsid="0355e78b"/>
    </style:style>
    <style:style style:name="P105" style:family="paragraph" style:parent-style-name="Standard">
      <style:text-properties style:font-name="Handwriting" officeooo:rsid="035085f5" officeooo:paragraph-rsid="0355e78b"/>
    </style:style>
    <style:style style:name="P106" style:family="paragraph" style:parent-style-name="Standard">
      <style:text-properties style:font-name="Handwriting" officeooo:rsid="0350dd59" officeooo:paragraph-rsid="0355e78b"/>
    </style:style>
    <style:style style:name="P107" style:family="paragraph" style:parent-style-name="Standard">
      <style:text-properties style:font-name="Handwriting" officeooo:rsid="02fe56bd" officeooo:paragraph-rsid="0355e78b"/>
    </style:style>
    <style:style style:name="P108" style:family="paragraph" style:parent-style-name="Standard">
      <style:text-properties style:font-name="Handwriting" officeooo:rsid="02ffc684" officeooo:paragraph-rsid="0355e78b"/>
    </style:style>
    <style:style style:name="P109" style:family="paragraph" style:parent-style-name="Standard">
      <style:text-properties style:font-name="Handwriting" officeooo:rsid="030e7c3c" officeooo:paragraph-rsid="0355e78b"/>
    </style:style>
    <style:style style:name="P110" style:family="paragraph" style:parent-style-name="Standard">
      <style:text-properties style:font-name="Handwriting" officeooo:rsid="0311e32e" officeooo:paragraph-rsid="0355e78b"/>
    </style:style>
    <style:style style:name="P111" style:family="paragraph" style:parent-style-name="Standard">
      <style:text-properties style:font-name="Handwriting" officeooo:rsid="0327d74e" officeooo:paragraph-rsid="0355e78b"/>
    </style:style>
    <style:style style:name="P112" style:family="paragraph" style:parent-style-name="Standard">
      <style:text-properties style:font-name="Handwriting" officeooo:paragraph-rsid="0355e78b"/>
    </style:style>
    <style:style style:name="P113" style:family="paragraph" style:parent-style-name="Standard">
      <style:text-properties style:font-name="Handwriting" officeooo:rsid="034bf6d5" officeooo:paragraph-rsid="034bf6d5"/>
    </style:style>
    <style:style style:name="P114" style:family="paragraph" style:parent-style-name="Standard">
      <style:text-properties style:font-name="Handwriting" officeooo:paragraph-rsid="0357a49a"/>
    </style:style>
    <style:style style:name="P115" style:family="paragraph" style:parent-style-name="Standard">
      <style:text-properties style:font-name="Handwriting" officeooo:rsid="0357d093" officeooo:paragraph-rsid="0357d093"/>
    </style:style>
    <style:style style:name="P116" style:family="paragraph" style:parent-style-name="Standard">
      <style:text-properties officeooo:paragraph-rsid="0077df96"/>
    </style:style>
    <style:style style:name="P117" style:family="paragraph" style:parent-style-name="Standard">
      <style:text-properties officeooo:paragraph-rsid="01e4c3d1"/>
    </style:style>
    <style:style style:name="P118" style:family="paragraph" style:parent-style-name="Standard">
      <style:text-properties officeooo:paragraph-rsid="0151b650"/>
    </style:style>
    <style:style style:name="P119" style:family="paragraph" style:parent-style-name="Standard">
      <style:text-properties officeooo:paragraph-rsid="02b5e9a0"/>
    </style:style>
    <style:style style:name="P120" style:family="paragraph" style:parent-style-name="Standard">
      <style:text-properties officeooo:paragraph-rsid="02bafe9a"/>
    </style:style>
    <style:style style:name="P121" style:family="paragraph" style:parent-style-name="Standard">
      <style:text-properties officeooo:paragraph-rsid="02c05a17"/>
    </style:style>
    <style:style style:name="P122" style:family="paragraph" style:parent-style-name="Standard">
      <style:text-properties officeooo:rsid="027f3f2e" officeooo:paragraph-rsid="02e82daa"/>
    </style:style>
    <style:style style:name="P123" style:family="paragraph" style:parent-style-name="Standard">
      <style:text-properties officeooo:rsid="028d2347" officeooo:paragraph-rsid="02e82daa"/>
    </style:style>
    <style:style style:name="P124" style:family="paragraph" style:parent-style-name="Standard">
      <style:text-properties officeooo:paragraph-rsid="02e82daa"/>
    </style:style>
    <style:style style:name="P125" style:family="paragraph" style:parent-style-name="Standard">
      <style:text-properties officeooo:paragraph-rsid="02e93e43"/>
    </style:style>
    <style:style style:name="P126" style:family="paragraph" style:parent-style-name="Standard">
      <style:text-properties officeooo:paragraph-rsid="030d8b31"/>
    </style:style>
    <style:style style:name="P127" style:family="paragraph" style:parent-style-name="Standard">
      <style:text-properties officeooo:rsid="03422441" officeooo:paragraph-rsid="03422441"/>
    </style:style>
    <style:style style:name="P128" style:family="paragraph" style:parent-style-name="Standard">
      <style:text-properties officeooo:paragraph-rsid="03392f39"/>
    </style:style>
    <style:style style:name="P129" style:family="paragraph" style:parent-style-name="Standard">
      <style:text-properties officeooo:rsid="0345052a" officeooo:paragraph-rsid="0345052a"/>
    </style:style>
    <style:style style:name="P130" style:family="paragraph" style:parent-style-name="Standard">
      <style:text-properties officeooo:rsid="034bf6d5" officeooo:paragraph-rsid="034bf6d5"/>
    </style:style>
    <style:style style:name="P131" style:family="paragraph" style:parent-style-name="Standard">
      <style:text-properties officeooo:paragraph-rsid="0355e78b"/>
    </style:style>
    <style:style style:name="P132" style:family="paragraph" style:parent-style-name="Standard">
      <style:text-properties officeooo:rsid="035085f5" officeooo:paragraph-rsid="0355e78b"/>
    </style:style>
    <style:style style:name="P133" style:family="paragraph" style:parent-style-name="Standard">
      <style:text-properties fo:font-weight="bold" officeooo:paragraph-rsid="0355e78b" style:font-weight-asian="bold" style:font-weight-complex="bold"/>
    </style:style>
    <style:style style:name="P134" style:family="paragraph" style:parent-style-name="Standard">
      <style:text-properties officeooo:paragraph-rsid="0357a49a"/>
    </style:style>
    <style:style style:name="P135" style:family="paragraph" style:parent-style-name="Text_20_body">
      <style:text-properties style:font-name="Handwriting" officeooo:rsid="0355964e" officeooo:paragraph-rsid="0355e78b"/>
    </style:style>
    <style:style style:name="P136" style:family="paragraph" style:parent-style-name="Table_20_Contents">
      <style:text-properties style:font-name="Handwriting" fo:font-weight="bold" officeooo:rsid="01919c5c" officeooo:paragraph-rsid="0355e78b" style:font-weight-asian="bold" style:font-weight-complex="bold"/>
    </style:style>
    <style:style style:name="P137" style:family="paragraph" style:parent-style-name="Table_20_Contents">
      <style:text-properties style:font-name="Handwriting" fo:font-weight="bold" officeooo:rsid="0198561a" officeooo:paragraph-rsid="0355e78b" style:font-weight-asian="bold" style:font-weight-complex="bold"/>
    </style:style>
    <style:style style:name="P138" style:family="paragraph" style:parent-style-name="Table_20_Contents">
      <style:text-properties style:font-name="Handwriting" fo:font-weight="bold" officeooo:rsid="0345052a" officeooo:paragraph-rsid="0355e78b" style:font-weight-asian="bold" style:font-weight-complex="bold"/>
    </style:style>
    <style:style style:name="P139" style:family="paragraph" style:parent-style-name="Table_20_Contents">
      <style:text-properties style:font-name="Handwriting" officeooo:rsid="01919c5c" officeooo:paragraph-rsid="0355e78b"/>
    </style:style>
    <style:style style:name="P140" style:family="paragraph" style:parent-style-name="Table_20_Contents">
      <style:text-properties style:font-name="Handwriting" officeooo:rsid="0198561a" officeooo:paragraph-rsid="0355e78b"/>
    </style:style>
    <style:style style:name="P141" style:family="paragraph" style:parent-style-name="Table_20_Contents">
      <style:text-properties style:font-name="Handwriting" officeooo:rsid="019674a8" officeooo:paragraph-rsid="0355e78b"/>
    </style:style>
    <style:style style:name="P142" style:family="paragraph" style:parent-style-name="Table_20_Contents">
      <style:text-properties style:font-name="Handwriting" officeooo:rsid="019bb5d0" officeooo:paragraph-rsid="0355e78b"/>
    </style:style>
    <style:style style:name="P143" style:family="paragraph" style:parent-style-name="Table_20_Contents">
      <style:text-properties style:font-name="Handwriting" officeooo:paragraph-rsid="0355e78b"/>
    </style:style>
    <style:style style:name="P144" style:family="paragraph" style:parent-style-name="Standard">
      <style:text-properties style:font-name="Handwriting" officeooo:paragraph-rsid="0357a49a"/>
    </style:style>
    <style:style style:name="P145" style:family="paragraph" style:parent-style-name="Standard">
      <style:text-properties style:font-name="Handwriting" officeooo:rsid="0358ace7" officeooo:paragraph-rsid="0358ace7"/>
    </style:style>
    <style:style style:name="P146" style:family="paragraph" style:parent-style-name="Standard">
      <style:text-properties officeooo:paragraph-rsid="035b725a"/>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fo:font-weight="normal" officeooo:rsid="0355e78b"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8cb7de" style:font-style-asian="normal" style:font-style-complex="normal"/>
    </style:style>
    <style:style style:name="T79" style:family="text">
      <style:text-properties fo:font-style="normal" officeooo:rsid="00af23bd" style:font-style-asian="normal" style:font-style-complex="normal"/>
    </style:style>
    <style:style style:name="T80" style:family="text">
      <style:text-properties fo:font-style="normal" officeooo:rsid="018cfc42" style:font-style-asian="normal" style:font-style-complex="normal"/>
    </style:style>
    <style:style style:name="T81" style:family="text">
      <style:text-properties fo:font-style="normal" officeooo:rsid="01cb65a4" style:font-style-asian="normal" style:font-style-complex="normal"/>
    </style:style>
    <style:style style:name="T82" style:family="text">
      <style:text-properties fo:font-style="normal" fo:font-weight="bold" officeooo:rsid="008cb7de" style:font-style-asian="normal" style:font-weight-asian="bold" style:font-style-complex="normal" style:font-weight-complex="bold"/>
    </style:style>
    <style:style style:name="T83" style:family="text">
      <style:text-properties fo:font-style="normal" fo:font-weight="bold" officeooo:rsid="0090d536" style:font-style-asian="normal" style:font-weight-asian="bold" style:font-style-complex="normal" style:font-weight-complex="bold"/>
    </style:style>
    <style:style style:name="T84" style:family="text">
      <style:text-properties fo:font-style="normal" fo:font-weight="bold" officeooo:rsid="0152684e" style:font-style-asian="normal" style:font-weight-asian="bold" style:font-style-complex="normal" style:font-weight-complex="bold"/>
    </style:style>
    <style:style style:name="T85" style:family="text">
      <style:text-properties fo:font-style="normal" fo:font-weight="bold" officeooo:rsid="01533460" style:font-style-asian="normal" style:font-weight-asian="bold" style:font-style-complex="normal" style:font-weight-complex="bold"/>
    </style:style>
    <style:style style:name="T86" style:family="text">
      <style:text-properties fo:font-style="normal" fo:font-weight="bold" officeooo:rsid="018b38f2" style:font-style-asian="normal" style:font-weight-asian="bold" style:font-style-complex="normal" style:font-weight-complex="bold"/>
    </style:style>
    <style:style style:name="T87" style:family="text">
      <style:text-properties fo:font-style="normal" fo:font-weight="bold" officeooo:rsid="02f266f0" style:font-style-asian="normal" style:font-weight-asian="bold" style:font-style-complex="normal" style:font-weight-complex="bold"/>
    </style:style>
    <style:style style:name="T88" style:family="text">
      <style:text-properties officeooo:rsid="00405360"/>
    </style:style>
    <style:style style:name="T89" style:family="text">
      <style:text-properties officeooo:rsid="00469cce"/>
    </style:style>
    <style:style style:name="T90" style:family="text">
      <style:text-properties officeooo:rsid="00471bfc"/>
    </style:style>
    <style:style style:name="T91" style:family="text">
      <style:text-properties officeooo:rsid="0047e6f7"/>
    </style:style>
    <style:style style:name="T92" style:family="text">
      <style:text-properties officeooo:rsid="004c04b6"/>
    </style:style>
    <style:style style:name="T93" style:family="text">
      <style:text-properties officeooo:rsid="004c3dbc"/>
    </style:style>
    <style:style style:name="T94" style:family="text">
      <style:text-properties officeooo:rsid="00a68e33"/>
    </style:style>
    <style:style style:name="T95" style:family="text">
      <style:text-properties officeooo:rsid="00a8d8fa"/>
    </style:style>
    <style:style style:name="T96" style:family="text">
      <style:text-properties officeooo:rsid="00aac8a0"/>
    </style:style>
    <style:style style:name="T97" style:family="text">
      <style:text-properties officeooo:rsid="00ad51b2"/>
    </style:style>
    <style:style style:name="T98" style:family="text">
      <style:text-properties officeooo:rsid="00ad9533"/>
    </style:style>
    <style:style style:name="T99" style:family="text">
      <style:text-properties officeooo:rsid="00af23bd"/>
    </style:style>
    <style:style style:name="T100" style:family="text">
      <style:text-properties officeooo:rsid="00b1aaa4"/>
    </style:style>
    <style:style style:name="T101" style:family="text">
      <style:text-properties officeooo:rsid="00b3788d"/>
    </style:style>
    <style:style style:name="T102" style:family="text">
      <style:text-properties officeooo:rsid="00b54ade"/>
    </style:style>
    <style:style style:name="T103" style:family="text">
      <style:text-properties officeooo:rsid="00ba6998"/>
    </style:style>
    <style:style style:name="T104" style:family="text">
      <style:text-properties officeooo:rsid="00bd8bd8"/>
    </style:style>
    <style:style style:name="T105" style:family="text">
      <style:text-properties officeooo:rsid="00be10d5"/>
    </style:style>
    <style:style style:name="T106" style:family="text">
      <style:text-properties officeooo:rsid="00bed588"/>
    </style:style>
    <style:style style:name="T107" style:family="text">
      <style:text-properties officeooo:rsid="00c17f99"/>
    </style:style>
    <style:style style:name="T108" style:family="text">
      <style:text-properties officeooo:rsid="00c28e22"/>
    </style:style>
    <style:style style:name="T109" style:family="text">
      <style:text-properties officeooo:rsid="00c3e252"/>
    </style:style>
    <style:style style:name="T110" style:family="text">
      <style:text-properties officeooo:rsid="00a77191"/>
    </style:style>
    <style:style style:name="T111" style:family="text">
      <style:text-properties officeooo:rsid="00d1efcd"/>
    </style:style>
    <style:style style:name="T112" style:family="text">
      <style:text-properties officeooo:rsid="00d7ba86"/>
    </style:style>
    <style:style style:name="T113" style:family="text">
      <style:text-properties style:text-position="super 58%" officeooo:rsid="00d7ba86"/>
    </style:style>
    <style:style style:name="T114" style:family="text">
      <style:text-properties style:text-position="super 58%" officeooo:rsid="00dca5bf"/>
    </style:style>
    <style:style style:name="T115" style:family="text">
      <style:text-properties officeooo:rsid="00d8f5da"/>
    </style:style>
    <style:style style:name="T116" style:family="text">
      <style:text-properties officeooo:rsid="00dca5bf"/>
    </style:style>
    <style:style style:name="T117" style:family="text">
      <style:text-properties officeooo:rsid="00e07d4c"/>
    </style:style>
    <style:style style:name="T118" style:family="text">
      <style:text-properties officeooo:rsid="00e0c09d"/>
    </style:style>
    <style:style style:name="T119" style:family="text">
      <style:text-properties officeooo:rsid="00e42400"/>
    </style:style>
    <style:style style:name="T120" style:family="text">
      <style:text-properties officeooo:rsid="00e4e675"/>
    </style:style>
    <style:style style:name="T121" style:family="text">
      <style:text-properties officeooo:rsid="00e55dab"/>
    </style:style>
    <style:style style:name="T122" style:family="text">
      <style:text-properties officeooo:rsid="00e573a6"/>
    </style:style>
    <style:style style:name="T123" style:family="text">
      <style:text-properties officeooo:rsid="00eb2072"/>
    </style:style>
    <style:style style:name="T124" style:family="text">
      <style:text-properties officeooo:rsid="00f0db5d"/>
    </style:style>
    <style:style style:name="T125" style:family="text">
      <style:text-properties officeooo:rsid="00f19be5"/>
    </style:style>
    <style:style style:name="T126" style:family="text">
      <style:text-properties officeooo:rsid="01019ab2"/>
    </style:style>
    <style:style style:name="T127" style:family="text">
      <style:text-properties officeooo:rsid="01040e23"/>
    </style:style>
    <style:style style:name="T128" style:family="text">
      <style:text-properties officeooo:rsid="01053072"/>
    </style:style>
    <style:style style:name="T129" style:family="text">
      <style:text-properties officeooo:rsid="01072d5f"/>
    </style:style>
    <style:style style:name="T130" style:family="text">
      <style:text-properties officeooo:rsid="01085b95"/>
    </style:style>
    <style:style style:name="T131" style:family="text">
      <style:text-properties officeooo:rsid="0109b854"/>
    </style:style>
    <style:style style:name="T132" style:family="text">
      <style:text-properties officeooo:rsid="010afd11"/>
    </style:style>
    <style:style style:name="T133" style:family="text">
      <style:text-properties officeooo:rsid="010bad4e"/>
    </style:style>
    <style:style style:name="T134" style:family="text">
      <style:text-properties officeooo:rsid="010c46f2"/>
    </style:style>
    <style:style style:name="T135" style:family="text">
      <style:text-properties officeooo:rsid="010e25f0"/>
    </style:style>
    <style:style style:name="T136" style:family="text">
      <style:text-properties officeooo:rsid="010f3e26"/>
    </style:style>
    <style:style style:name="T137" style:family="text">
      <style:text-properties officeooo:rsid="010ffa65"/>
    </style:style>
    <style:style style:name="T138" style:family="text">
      <style:text-properties officeooo:rsid="0111d78c"/>
    </style:style>
    <style:style style:name="T139" style:family="text">
      <style:text-properties officeooo:rsid="0113bb84"/>
    </style:style>
    <style:style style:name="T140" style:family="text">
      <style:text-properties officeooo:rsid="01147d1c"/>
    </style:style>
    <style:style style:name="T141" style:family="text">
      <style:text-properties officeooo:rsid="01173d6f"/>
    </style:style>
    <style:style style:name="T142" style:family="text">
      <style:text-properties officeooo:rsid="01193200"/>
    </style:style>
    <style:style style:name="T143" style:family="text">
      <style:text-properties officeooo:rsid="01193e25"/>
    </style:style>
    <style:style style:name="T144" style:family="text">
      <style:text-properties officeooo:rsid="01228252"/>
    </style:style>
    <style:style style:name="T145" style:family="text">
      <style:text-properties officeooo:rsid="0123c99b"/>
    </style:style>
    <style:style style:name="T146" style:family="text">
      <style:text-properties officeooo:rsid="0124c89d"/>
    </style:style>
    <style:style style:name="T147" style:family="text">
      <style:text-properties officeooo:rsid="0125e99e"/>
    </style:style>
    <style:style style:name="T148" style:family="text">
      <style:text-properties officeooo:rsid="01265417"/>
    </style:style>
    <style:style style:name="T149" style:family="text">
      <style:text-properties officeooo:rsid="0127fcc2"/>
    </style:style>
    <style:style style:name="T150" style:family="text">
      <style:text-properties officeooo:rsid="0129fcaf"/>
    </style:style>
    <style:style style:name="T151" style:family="text">
      <style:text-properties officeooo:rsid="01336c52"/>
    </style:style>
    <style:style style:name="T152" style:family="text">
      <style:text-properties officeooo:rsid="0133ad80"/>
    </style:style>
    <style:style style:name="T153" style:family="text">
      <style:text-properties officeooo:rsid="01341c70"/>
    </style:style>
    <style:style style:name="T154" style:family="text">
      <style:text-properties officeooo:rsid="0134c3b5"/>
    </style:style>
    <style:style style:name="T155" style:family="text">
      <style:text-properties officeooo:rsid="01366f31"/>
    </style:style>
    <style:style style:name="T156" style:family="text">
      <style:text-properties officeooo:rsid="019674a8"/>
    </style:style>
    <style:style style:name="T157" style:family="text">
      <style:text-properties officeooo:rsid="019c1567"/>
    </style:style>
    <style:style style:name="T158" style:family="text">
      <style:text-properties officeooo:rsid="019c2dd1"/>
    </style:style>
    <style:style style:name="T159" style:family="text">
      <style:text-properties officeooo:rsid="01a1a2db"/>
    </style:style>
    <style:style style:name="T160" style:family="text">
      <style:text-properties officeooo:rsid="01a3e8a7"/>
    </style:style>
    <style:style style:name="T161" style:family="text">
      <style:text-properties officeooo:rsid="01a40b0e"/>
    </style:style>
    <style:style style:name="T162" style:family="text">
      <style:text-properties officeooo:rsid="01a574ae"/>
    </style:style>
    <style:style style:name="T163" style:family="text">
      <style:text-properties officeooo:rsid="01a761a8"/>
    </style:style>
    <style:style style:name="T164" style:family="text">
      <style:text-properties officeooo:rsid="01a93901"/>
    </style:style>
    <style:style style:name="T165" style:family="text">
      <style:text-properties officeooo:rsid="01a951a6"/>
    </style:style>
    <style:style style:name="T166" style:family="text">
      <style:text-properties officeooo:rsid="01aa2655"/>
    </style:style>
    <style:style style:name="T167" style:family="text">
      <style:text-properties officeooo:rsid="01afcae4"/>
    </style:style>
    <style:style style:name="T168" style:family="text">
      <style:text-properties officeooo:rsid="01b35a19"/>
    </style:style>
    <style:style style:name="T169" style:family="text">
      <style:text-properties officeooo:rsid="01b5a889"/>
    </style:style>
    <style:style style:name="T170" style:family="text">
      <style:text-properties officeooo:rsid="01b68269"/>
    </style:style>
    <style:style style:name="T171" style:family="text">
      <style:text-properties officeooo:rsid="01b6cb46"/>
    </style:style>
    <style:style style:name="T172" style:family="text">
      <style:text-properties officeooo:rsid="01b969b7"/>
    </style:style>
    <style:style style:name="T173" style:family="text">
      <style:text-properties officeooo:rsid="01ba7e21"/>
    </style:style>
    <style:style style:name="T174" style:family="text">
      <style:text-properties officeooo:rsid="01bc69b6"/>
    </style:style>
    <style:style style:name="T175" style:family="text">
      <style:text-properties officeooo:rsid="01bd633c"/>
    </style:style>
    <style:style style:name="T176" style:family="text">
      <style:text-properties style:font-name="Handwriting"/>
    </style:style>
    <style:style style:name="T177" style:family="text">
      <style:text-properties style:font-name="Handwriting" fo:font-weight="bold" style:font-weight-asian="bold" style:font-weight-complex="bold"/>
    </style:style>
    <style:style style:name="T178" style:family="text">
      <style:text-properties style:font-name="Handwriting" fo:font-weight="bold" officeooo:rsid="00f19be5" style:font-weight-asian="bold" style:font-weight-complex="bold"/>
    </style:style>
    <style:style style:name="T179" style:family="text">
      <style:text-properties style:font-name="Handwriting" fo:font-weight="bold" officeooo:rsid="00f9f8e1" style:font-weight-asian="bold" style:font-weight-complex="bold"/>
    </style:style>
    <style:style style:name="T180" style:family="text">
      <style:text-properties style:font-name="Handwriting" fo:font-weight="bold" officeooo:rsid="00ff9c68" style:font-weight-asian="bold" style:font-weight-complex="bold"/>
    </style:style>
    <style:style style:name="T181" style:family="text">
      <style:text-properties style:font-name="Handwriting" fo:font-weight="bold" officeooo:rsid="019bb5d0" style:font-weight-asian="bold" style:font-weight-complex="bold"/>
    </style:style>
    <style:style style:name="T182" style:family="text">
      <style:text-properties style:font-name="Handwriting" fo:font-weight="bold" officeooo:rsid="00fd5ea0" style:font-weight-asian="bold" style:font-weight-complex="bold"/>
    </style:style>
    <style:style style:name="T183" style:family="text">
      <style:text-properties style:font-name="Handwriting" fo:font-weight="bold" officeooo:rsid="00fe1264" style:font-weight-asian="bold" style:font-weight-complex="bold"/>
    </style:style>
    <style:style style:name="T184" style:family="text">
      <style:text-properties style:font-name="Handwriting" fo:font-weight="bold" officeooo:rsid="00f43718" style:font-weight-asian="bold" style:font-weight-complex="bold"/>
    </style:style>
    <style:style style:name="T185" style:family="text">
      <style:text-properties style:font-name="Handwriting" fo:font-weight="bold" officeooo:rsid="00ff663e" style:font-weight-asian="bold" style:font-weight-complex="bold"/>
    </style:style>
    <style:style style:name="T186" style:family="text">
      <style:text-properties style:font-name="Handwriting" fo:font-weight="bold" officeooo:rsid="00f834a4" style:font-weight-asian="bold" style:font-weight-complex="bold"/>
    </style:style>
    <style:style style:name="T187" style:family="text">
      <style:text-properties style:font-name="Handwriting" fo:font-weight="bold" officeooo:rsid="03422441" style:font-weight-asian="bold" style:font-weight-complex="bold"/>
    </style:style>
    <style:style style:name="T188" style:family="text">
      <style:text-properties style:font-name="Handwriting" fo:font-weight="bold" officeooo:rsid="0355e78b" style:font-weight-asian="bold" style:font-weight-complex="bold"/>
    </style:style>
    <style:style style:name="T189" style:family="text">
      <style:text-properties style:font-name="Handwriting" fo:font-style="normal" fo:font-weight="normal" style:font-style-asian="normal" style:font-weight-asian="normal" style:font-style-complex="normal" style:font-weight-complex="normal"/>
    </style:style>
    <style:style style:name="T190" style:family="text">
      <style:text-properties style:font-name="Handwriting" fo:font-style="normal" fo:font-weight="normal" officeooo:rsid="005052f1" style:font-style-asian="normal" style:font-weight-asian="normal" style:font-style-complex="normal" style:font-weight-complex="normal"/>
    </style:style>
    <style:style style:name="T191" style:family="text">
      <style:text-properties style:font-name="Handwriting" fo:font-style="normal" fo:font-weight="normal" officeooo:rsid="005196e0" style:font-style-asian="normal" style:font-weight-asian="normal" style:font-style-complex="normal" style:font-weight-complex="normal"/>
    </style:style>
    <style:style style:name="T192" style:family="text">
      <style:text-properties style:font-name="Handwriting" fo:font-style="normal" fo:font-weight="normal" officeooo:rsid="00525551" style:font-style-asian="normal" style:font-weight-asian="normal" style:font-style-complex="normal" style:font-weight-complex="normal"/>
    </style:style>
    <style:style style:name="T193" style:family="text">
      <style:text-properties style:font-name="Handwriting" fo:font-style="normal" fo:font-weight="normal" officeooo:rsid="00538770" style:font-style-asian="normal" style:font-weight-asian="normal" style:font-style-complex="normal" style:font-weight-complex="normal"/>
    </style:style>
    <style:style style:name="T194" style:family="text">
      <style:text-properties style:font-name="Handwriting" fo:font-style="normal" fo:font-weight="normal" officeooo:rsid="005f5a51" style:font-style-asian="normal" style:font-weight-asian="normal" style:font-style-complex="normal" style:font-weight-complex="normal"/>
    </style:style>
    <style:style style:name="T195" style:family="text">
      <style:text-properties style:font-name="Handwriting" fo:font-style="normal" fo:font-weight="normal" officeooo:rsid="006077e2" style:font-style-asian="normal" style:font-weight-asian="normal" style:font-style-complex="normal" style:font-weight-complex="normal"/>
    </style:style>
    <style:style style:name="T196" style:family="text">
      <style:text-properties style:font-name="Handwriting" fo:font-style="normal" fo:font-weight="normal" officeooo:rsid="00625d6a" style:font-style-asian="normal" style:font-weight-asian="normal" style:font-style-complex="normal" style:font-weight-complex="normal"/>
    </style:style>
    <style:style style:name="T197" style:family="text">
      <style:text-properties style:font-name="Handwriting" fo:font-style="normal" fo:font-weight="normal" officeooo:rsid="006458c4" style:font-style-asian="normal" style:font-weight-asian="normal" style:font-style-complex="normal" style:font-weight-complex="normal"/>
    </style:style>
    <style:style style:name="T198" style:family="text">
      <style:text-properties style:font-name="Handwriting" fo:font-style="normal" fo:font-weight="normal" officeooo:rsid="0065c011" style:font-style-asian="normal" style:font-weight-asian="normal" style:font-style-complex="normal" style:font-weight-complex="normal"/>
    </style:style>
    <style:style style:name="T199" style:family="text">
      <style:text-properties style:font-name="Handwriting" fo:font-style="normal" fo:font-weight="normal" officeooo:rsid="0066d699" style:font-style-asian="normal" style:font-weight-asian="normal" style:font-style-complex="normal" style:font-weight-complex="normal"/>
    </style:style>
    <style:style style:name="T200" style:family="text">
      <style:text-properties style:font-name="Handwriting" fo:font-style="normal" fo:font-weight="normal" officeooo:rsid="006856a6" style:font-style-asian="normal" style:font-weight-asian="normal" style:font-style-complex="normal" style:font-weight-complex="normal"/>
    </style:style>
    <style:style style:name="T201" style:family="text">
      <style:text-properties style:font-name="Handwriting" fo:font-style="normal" fo:font-weight="normal" officeooo:rsid="006a101a" style:font-style-asian="normal" style:font-weight-asian="normal" style:font-style-complex="normal" style:font-weight-complex="normal"/>
    </style:style>
    <style:style style:name="T202" style:family="text">
      <style:text-properties style:font-name="Handwriting" fo:font-style="normal" fo:font-weight="normal" officeooo:rsid="006be29e" style:font-style-asian="normal" style:font-weight-asian="normal" style:font-style-complex="normal" style:font-weight-complex="normal"/>
    </style:style>
    <style:style style:name="T203" style:family="text">
      <style:text-properties style:font-name="Handwriting" fo:font-style="normal" fo:font-weight="normal" officeooo:rsid="006dc610" style:font-style-asian="normal" style:font-weight-asian="normal" style:font-style-complex="normal" style:font-weight-complex="normal"/>
    </style:style>
    <style:style style:name="T204" style:family="text">
      <style:text-properties style:font-name="Handwriting" fo:font-style="normal" fo:font-weight="normal" officeooo:rsid="006fbe9a" style:font-style-asian="normal" style:font-weight-asian="normal" style:font-style-complex="normal" style:font-weight-complex="normal"/>
    </style:style>
    <style:style style:name="T205" style:family="text">
      <style:text-properties style:font-name="Handwriting" fo:font-style="normal" fo:font-weight="normal" officeooo:rsid="006fbef0" style:font-style-asian="normal" style:font-weight-asian="normal" style:font-style-complex="normal" style:font-weight-complex="normal"/>
    </style:style>
    <style:style style:name="T206" style:family="text">
      <style:text-properties style:font-name="Handwriting" fo:font-style="normal" fo:font-weight="normal" officeooo:rsid="0072d38e" style:font-style-asian="normal" style:font-weight-asian="normal" style:font-style-complex="normal" style:font-weight-complex="normal"/>
    </style:style>
    <style:style style:name="T207" style:family="text">
      <style:text-properties style:font-name="Handwriting" fo:font-style="normal" fo:font-weight="normal" officeooo:rsid="00757947" style:font-style-asian="normal" style:font-weight-asian="normal" style:font-style-complex="normal" style:font-weight-complex="normal"/>
    </style:style>
    <style:style style:name="T208" style:family="text">
      <style:text-properties style:font-name="Handwriting" fo:font-style="normal" fo:font-weight="normal" officeooo:rsid="008ef1e8" style:font-style-asian="normal" style:font-weight-asian="normal" style:font-style-complex="normal" style:font-weight-complex="normal"/>
    </style:style>
    <style:style style:name="T209" style:family="text">
      <style:text-properties style:font-name="Handwriting" fo:font-style="normal" fo:font-weight="normal" officeooo:rsid="01c9c367" style:font-style-asian="normal" style:font-weight-asian="normal" style:font-style-complex="normal" style:font-weight-complex="normal"/>
    </style:style>
    <style:style style:name="T210" style:family="text">
      <style:text-properties style:font-name="Handwriting" fo:font-style="normal" fo:font-weight="normal" officeooo:rsid="01cb65a4" style:font-style-asian="normal" style:font-weight-asian="normal" style:font-style-complex="normal" style:font-weight-complex="normal"/>
    </style:style>
    <style:style style:name="T211" style:family="text">
      <style:text-properties style:font-name="Handwriting" fo:font-style="normal" fo:font-weight="normal" officeooo:rsid="01cd08e1" style:font-style-asian="normal" style:font-weight-asian="normal" style:font-style-complex="normal" style:font-weight-complex="normal"/>
    </style:style>
    <style:style style:name="T212" style:family="text">
      <style:text-properties style:font-name="Handwriting" fo:font-style="normal" fo:font-weight="normal" officeooo:rsid="01e066b8" style:font-style-asian="normal" style:font-weight-asian="normal" style:font-style-complex="normal" style:font-weight-complex="normal"/>
    </style:style>
    <style:style style:name="T213" style:family="text">
      <style:text-properties style:font-name="Handwriting" fo:font-style="normal" fo:font-weight="normal" officeooo:rsid="01e10f23" style:font-style-asian="normal" style:font-weight-asian="normal" style:font-style-complex="normal" style:font-weight-complex="normal"/>
    </style:style>
    <style:style style:name="T214" style:family="text">
      <style:text-properties style:font-name="Handwriting" fo:font-style="normal" fo:font-weight="normal" officeooo:rsid="01e11b54" style:font-style-asian="normal" style:font-weight-asian="normal" style:font-style-complex="normal" style:font-weight-complex="normal"/>
    </style:style>
    <style:style style:name="T215" style:family="text">
      <style:text-properties style:font-name="Handwriting" fo:font-style="normal" fo:font-weight="normal" officeooo:rsid="01e419dd" style:font-style-asian="normal" style:font-weight-asian="normal" style:font-style-complex="normal" style:font-weight-complex="normal"/>
    </style:style>
    <style:style style:name="T216" style:family="text">
      <style:text-properties style:font-name="Handwriting" fo:font-style="normal" fo:font-weight="normal" officeooo:rsid="01e268bc" style:font-style-asian="normal" style:font-weight-asian="normal" style:font-style-complex="normal" style:font-weight-complex="normal"/>
    </style:style>
    <style:style style:name="T217" style:family="text">
      <style:text-properties style:font-name="Handwriting" fo:font-style="normal" fo:font-weight="normal" officeooo:rsid="01e43bb3" style:font-style-asian="normal" style:font-weight-asian="normal" style:font-style-complex="normal" style:font-weight-complex="normal"/>
    </style:style>
    <style:style style:name="T218" style:family="text">
      <style:text-properties style:font-name="Handwriting" fo:font-style="normal" fo:font-weight="normal" officeooo:rsid="01e6c1cf" style:font-style-asian="normal" style:font-weight-asian="normal" style:font-style-complex="normal" style:font-weight-complex="normal"/>
    </style:style>
    <style:style style:name="T219" style:family="text">
      <style:text-properties style:font-name="Handwriting" fo:font-style="normal" fo:font-weight="normal" officeooo:rsid="01e9a581" style:font-style-asian="normal" style:font-weight-asian="normal" style:font-style-complex="normal" style:font-weight-complex="normal"/>
    </style:style>
    <style:style style:name="T220" style:family="text">
      <style:text-properties style:font-name="Handwriting" fo:font-style="normal" fo:font-weight="normal" officeooo:rsid="01eb6808" style:font-style-asian="normal" style:font-weight-asian="normal" style:font-style-complex="normal" style:font-weight-complex="normal"/>
    </style:style>
    <style:style style:name="T221" style:family="text">
      <style:text-properties style:font-name="Handwriting" fo:font-style="normal" fo:font-weight="normal" officeooo:rsid="02051f57" style:font-style-asian="normal" style:font-weight-asian="normal" style:font-style-complex="normal" style:font-weight-complex="normal"/>
    </style:style>
    <style:style style:name="T222" style:family="text">
      <style:text-properties style:font-name="Handwriting" fo:font-style="normal" fo:font-weight="normal" officeooo:rsid="0263c3a9" style:font-style-asian="normal" style:font-weight-asian="normal" style:font-style-complex="normal" style:font-weight-complex="normal"/>
    </style:style>
    <style:style style:name="T223" style:family="text">
      <style:text-properties style:font-name="Handwriting" fo:font-style="normal" fo:font-weight="normal" officeooo:rsid="02643908" style:font-style-asian="normal" style:font-weight-asian="normal" style:font-style-complex="normal" style:font-weight-complex="normal"/>
    </style:style>
    <style:style style:name="T224" style:family="text">
      <style:text-properties style:font-name="Handwriting" fo:font-style="normal" fo:font-weight="normal" officeooo:rsid="0264f635" style:font-style-asian="normal" style:font-weight-asian="normal" style:font-style-complex="normal" style:font-weight-complex="normal"/>
    </style:style>
    <style:style style:name="T225" style:family="text">
      <style:text-properties style:font-name="Handwriting" fo:font-style="normal" fo:font-weight="normal" officeooo:rsid="025b6088" style:font-style-asian="normal" style:font-weight-asian="normal" style:font-style-complex="normal" style:font-weight-complex="normal"/>
    </style:style>
    <style:style style:name="T226" style:family="text">
      <style:text-properties style:font-name="Handwriting" fo:font-style="normal" fo:font-weight="normal" officeooo:rsid="025cd0ba" style:font-style-asian="normal" style:font-weight-asian="normal" style:font-style-complex="normal" style:font-weight-complex="normal"/>
    </style:style>
    <style:style style:name="T227" style:family="text">
      <style:text-properties style:font-name="Handwriting" fo:font-style="normal" fo:font-weight="normal" officeooo:rsid="025e1569" style:font-style-asian="normal" style:font-weight-asian="normal" style:font-style-complex="normal" style:font-weight-complex="normal"/>
    </style:style>
    <style:style style:name="T228" style:family="text">
      <style:text-properties style:font-name="Handwriting" fo:font-style="normal" fo:font-weight="normal" officeooo:rsid="02657be5" style:font-style-asian="normal" style:font-weight-asian="normal" style:font-style-complex="normal" style:font-weight-complex="normal"/>
    </style:style>
    <style:style style:name="T229" style:family="text">
      <style:text-properties style:font-name="Handwriting" fo:font-style="normal" fo:font-weight="normal" officeooo:rsid="02674ba3" style:font-style-asian="normal" style:font-weight-asian="normal" style:font-style-complex="normal" style:font-weight-complex="normal"/>
    </style:style>
    <style:style style:name="T230" style:family="text">
      <style:text-properties style:font-name="Handwriting" fo:font-style="normal" fo:font-weight="normal" officeooo:rsid="0269e397" style:font-style-asian="normal" style:font-weight-asian="normal" style:font-style-complex="normal" style:font-weight-complex="normal"/>
    </style:style>
    <style:style style:name="T231" style:family="text">
      <style:text-properties style:font-name="Handwriting" fo:font-style="normal" fo:font-weight="normal" officeooo:rsid="025323ec" style:font-style-asian="normal" style:font-weight-asian="normal" style:font-style-complex="normal" style:font-weight-complex="normal"/>
    </style:style>
    <style:style style:name="T232" style:family="text">
      <style:text-properties style:font-name="Handwriting" fo:font-style="normal" fo:font-weight="normal" officeooo:rsid="026a077b" style:font-style-asian="normal" style:font-weight-asian="normal" style:font-style-complex="normal" style:font-weight-complex="normal"/>
    </style:style>
    <style:style style:name="T233" style:family="text">
      <style:text-properties style:font-name="Handwriting" fo:font-style="normal" fo:font-weight="normal" officeooo:rsid="026c4b17" style:font-style-asian="normal" style:font-weight-asian="normal" style:font-style-complex="normal" style:font-weight-complex="normal"/>
    </style:style>
    <style:style style:name="T234" style:family="text">
      <style:text-properties style:font-name="Handwriting" fo:font-style="normal" fo:font-weight="normal" officeooo:rsid="026e11bc" style:font-style-asian="normal" style:font-weight-asian="normal" style:font-style-complex="normal" style:font-weight-complex="normal"/>
    </style:style>
    <style:style style:name="T235" style:family="text">
      <style:text-properties style:font-name="Handwriting" fo:font-style="normal" fo:font-weight="normal" officeooo:rsid="0271e9d5" style:font-style-asian="normal" style:font-weight-asian="normal" style:font-style-complex="normal" style:font-weight-complex="normal"/>
    </style:style>
    <style:style style:name="T236" style:family="text">
      <style:text-properties style:font-name="Handwriting" fo:font-style="normal" fo:font-weight="normal" officeooo:rsid="0272a6a9" style:font-style-asian="normal" style:font-weight-asian="normal" style:font-style-complex="normal" style:font-weight-complex="normal"/>
    </style:style>
    <style:style style:name="T237" style:family="text">
      <style:text-properties style:font-name="Handwriting" fo:font-style="normal" fo:font-weight="normal" officeooo:rsid="027473bd" style:font-style-asian="normal" style:font-weight-asian="normal" style:font-style-complex="normal" style:font-weight-complex="normal"/>
    </style:style>
    <style:style style:name="T238" style:family="text">
      <style:text-properties style:font-name="Handwriting" fo:font-style="normal" fo:font-weight="normal" officeooo:rsid="0274ab43" style:font-style-asian="normal" style:font-weight-asian="normal" style:font-style-complex="normal" style:font-weight-complex="normal"/>
    </style:style>
    <style:style style:name="T239" style:family="text">
      <style:text-properties style:font-name="Handwriting" fo:font-style="normal" fo:font-weight="normal" officeooo:rsid="02757a43" style:font-style-asian="normal" style:font-weight-asian="normal" style:font-style-complex="normal" style:font-weight-complex="normal"/>
    </style:style>
    <style:style style:name="T240" style:family="text">
      <style:text-properties style:font-name="Handwriting" fo:font-style="normal" fo:font-weight="normal" officeooo:rsid="0279c55c" style:font-style-asian="normal" style:font-weight-asian="normal" style:font-style-complex="normal" style:font-weight-complex="normal"/>
    </style:style>
    <style:style style:name="T241" style:family="text">
      <style:text-properties style:font-name="Handwriting" fo:font-style="normal" fo:font-weight="normal" officeooo:rsid="027fd9c2" style:font-style-asian="normal" style:font-weight-asian="normal" style:font-style-complex="normal" style:font-weight-complex="normal"/>
    </style:style>
    <style:style style:name="T242" style:family="text">
      <style:text-properties style:font-name="Handwriting" fo:font-style="normal" fo:font-weight="normal" officeooo:rsid="027f3f2e" style:font-style-asian="normal" style:font-weight-asian="normal" style:font-style-complex="normal" style:font-weight-complex="normal"/>
    </style:style>
    <style:style style:name="T243" style:family="text">
      <style:text-properties style:font-name="Handwriting" fo:font-style="normal" fo:font-weight="normal" officeooo:rsid="028059d7" style:font-style-asian="normal" style:font-weight-asian="normal" style:font-style-complex="normal" style:font-weight-complex="normal"/>
    </style:style>
    <style:style style:name="T244" style:family="text">
      <style:text-properties style:font-name="Handwriting" fo:font-style="normal" fo:font-weight="normal" officeooo:rsid="0281e8d6" style:font-style-asian="normal" style:font-weight-asian="normal" style:font-style-complex="normal" style:font-weight-complex="normal"/>
    </style:style>
    <style:style style:name="T245" style:family="text">
      <style:text-properties style:font-name="Handwriting" fo:font-style="normal" fo:font-weight="normal" officeooo:rsid="028712a5" style:font-style-asian="normal" style:font-weight-asian="normal" style:font-style-complex="normal" style:font-weight-complex="normal"/>
    </style:style>
    <style:style style:name="T246" style:family="text">
      <style:text-properties style:font-name="Handwriting" fo:font-style="normal" fo:font-weight="normal" officeooo:rsid="028863a3" style:font-style-asian="normal" style:font-weight-asian="normal" style:font-style-complex="normal" style:font-weight-complex="normal"/>
    </style:style>
    <style:style style:name="T247" style:family="text">
      <style:text-properties style:font-name="Handwriting" fo:font-style="normal" fo:font-weight="normal" officeooo:rsid="028c08a2" style:font-style-asian="normal" style:font-weight-asian="normal" style:font-style-complex="normal" style:font-weight-complex="normal"/>
    </style:style>
    <style:style style:name="T248" style:family="text">
      <style:text-properties style:font-name="Handwriting" fo:font-style="normal" fo:font-weight="normal" officeooo:rsid="028c5ba9" style:font-style-asian="normal" style:font-weight-asian="normal" style:font-style-complex="normal" style:font-weight-complex="normal"/>
    </style:style>
    <style:style style:name="T249" style:family="text">
      <style:text-properties style:font-name="Handwriting" fo:font-style="normal" fo:font-weight="normal" officeooo:rsid="028dafa9" style:font-style-asian="normal" style:font-weight-asian="normal" style:font-style-complex="normal" style:font-weight-complex="normal"/>
    </style:style>
    <style:style style:name="T250" style:family="text">
      <style:text-properties style:font-name="Handwriting" fo:font-style="normal" fo:font-weight="normal" officeooo:rsid="028f5a03" style:font-style-asian="normal" style:font-weight-asian="normal" style:font-style-complex="normal" style:font-weight-complex="normal"/>
    </style:style>
    <style:style style:name="T251" style:family="text">
      <style:text-properties style:font-name="Handwriting" fo:font-style="normal" fo:font-weight="normal" officeooo:rsid="028fe7fe" style:font-style-asian="normal" style:font-weight-asian="normal" style:font-style-complex="normal" style:font-weight-complex="normal"/>
    </style:style>
    <style:style style:name="T252" style:family="text">
      <style:text-properties style:font-name="Handwriting" fo:font-style="normal" fo:font-weight="normal" officeooo:rsid="02912cef" style:font-style-asian="normal" style:font-weight-asian="normal" style:font-style-complex="normal" style:font-weight-complex="normal"/>
    </style:style>
    <style:style style:name="T253" style:family="text">
      <style:text-properties style:font-name="Handwriting" fo:font-style="normal" fo:font-weight="normal" officeooo:rsid="0292226d" style:font-style-asian="normal" style:font-weight-asian="normal" style:font-style-complex="normal" style:font-weight-complex="normal"/>
    </style:style>
    <style:style style:name="T254" style:family="text">
      <style:text-properties style:font-name="Handwriting" fo:font-style="normal" fo:font-weight="normal" officeooo:rsid="02931a45" style:font-style-asian="normal" style:font-weight-asian="normal" style:font-style-complex="normal" style:font-weight-complex="normal"/>
    </style:style>
    <style:style style:name="T255" style:family="text">
      <style:text-properties style:font-name="Handwriting" fo:font-style="normal" fo:font-weight="normal" officeooo:rsid="0294fc31" style:font-style-asian="normal" style:font-weight-asian="normal" style:font-style-complex="normal" style:font-weight-complex="normal"/>
    </style:style>
    <style:style style:name="T256" style:family="text">
      <style:text-properties style:font-name="Handwriting" fo:font-style="normal" fo:font-weight="normal" officeooo:rsid="02972034" style:font-style-asian="normal" style:font-weight-asian="normal" style:font-style-complex="normal" style:font-weight-complex="normal"/>
    </style:style>
    <style:style style:name="T257" style:family="text">
      <style:text-properties style:font-name="Handwriting" fo:font-style="normal" fo:font-weight="normal" officeooo:rsid="02975789" style:font-style-asian="normal" style:font-weight-asian="normal" style:font-style-complex="normal" style:font-weight-complex="normal"/>
    </style:style>
    <style:style style:name="T258" style:family="text">
      <style:text-properties style:font-name="Handwriting" fo:font-style="normal" fo:font-weight="normal" officeooo:rsid="0298b412" style:font-style-asian="normal" style:font-weight-asian="normal" style:font-style-complex="normal" style:font-weight-complex="normal"/>
    </style:style>
    <style:style style:name="T259" style:family="text">
      <style:text-properties style:font-name="Handwriting" fo:font-style="normal" fo:font-weight="normal" officeooo:rsid="029b10e1" style:font-style-asian="normal" style:font-weight-asian="normal" style:font-style-complex="normal" style:font-weight-complex="normal"/>
    </style:style>
    <style:style style:name="T260" style:family="text">
      <style:text-properties style:font-name="Handwriting" fo:font-style="normal" fo:font-weight="normal" officeooo:rsid="029cfa0b" style:font-style-asian="normal" style:font-weight-asian="normal" style:font-style-complex="normal" style:font-weight-complex="normal"/>
    </style:style>
    <style:style style:name="T261" style:family="text">
      <style:text-properties style:font-name="Handwriting" fo:font-style="normal" fo:font-weight="normal" officeooo:rsid="029d45c9" style:font-style-asian="normal" style:font-weight-asian="normal" style:font-style-complex="normal" style:font-weight-complex="normal"/>
    </style:style>
    <style:style style:name="T262" style:family="text">
      <style:text-properties style:font-name="Handwriting" fo:font-style="normal" fo:font-weight="normal" officeooo:rsid="029de3c4" style:font-style-asian="normal" style:font-weight-asian="normal" style:font-style-complex="normal" style:font-weight-complex="normal"/>
    </style:style>
    <style:style style:name="T263" style:family="text">
      <style:text-properties style:font-name="Handwriting" fo:font-style="normal" fo:font-weight="normal" officeooo:rsid="029f9452" style:font-style-asian="normal" style:font-weight-asian="normal" style:font-style-complex="normal" style:font-weight-complex="normal"/>
    </style:style>
    <style:style style:name="T264" style:family="text">
      <style:text-properties style:font-name="Handwriting" fo:font-style="normal" fo:font-weight="normal" officeooo:rsid="02a0ff7b" style:font-style-asian="normal" style:font-weight-asian="normal" style:font-style-complex="normal" style:font-weight-complex="normal"/>
    </style:style>
    <style:style style:name="T265" style:family="text">
      <style:text-properties style:font-name="Handwriting" fo:font-style="normal" fo:font-weight="normal" officeooo:rsid="02a14a4a" style:font-style-asian="normal" style:font-weight-asian="normal" style:font-style-complex="normal" style:font-weight-complex="normal"/>
    </style:style>
    <style:style style:name="T266" style:family="text">
      <style:text-properties style:font-name="Handwriting" fo:font-style="normal" fo:font-weight="normal" officeooo:rsid="02a1f48e" style:font-style-asian="normal" style:font-weight-asian="normal" style:font-style-complex="normal" style:font-weight-complex="normal"/>
    </style:style>
    <style:style style:name="T267" style:family="text">
      <style:text-properties style:font-name="Handwriting" fo:font-style="normal" fo:font-weight="normal" officeooo:rsid="02a39ffe" style:font-style-asian="normal" style:font-weight-asian="normal" style:font-style-complex="normal" style:font-weight-complex="normal"/>
    </style:style>
    <style:style style:name="T268" style:family="text">
      <style:text-properties style:font-name="Handwriting" fo:font-style="normal" fo:font-weight="normal" officeooo:rsid="02a621ff" style:font-style-asian="normal" style:font-weight-asian="normal" style:font-style-complex="normal" style:font-weight-complex="normal"/>
    </style:style>
    <style:style style:name="T269" style:family="text">
      <style:text-properties style:font-name="Handwriting" fo:font-style="normal" fo:font-weight="normal" officeooo:rsid="02a7fa86" style:font-style-asian="normal" style:font-weight-asian="normal" style:font-style-complex="normal" style:font-weight-complex="normal"/>
    </style:style>
    <style:style style:name="T270" style:family="text">
      <style:text-properties style:font-name="Handwriting" fo:font-style="normal" fo:font-weight="normal" officeooo:rsid="02d507c5" style:font-style-asian="normal" style:font-weight-asian="normal" style:font-style-complex="normal" style:font-weight-complex="normal"/>
    </style:style>
    <style:style style:name="T271" style:family="text">
      <style:text-properties style:font-name="Handwriting" fo:font-style="normal" fo:font-weight="normal" officeooo:rsid="02d53792" style:font-style-asian="normal" style:font-weight-asian="normal" style:font-style-complex="normal" style:font-weight-complex="normal"/>
    </style:style>
    <style:style style:name="T272" style:family="text">
      <style:text-properties style:font-name="Handwriting" fo:font-style="normal" fo:font-weight="normal" officeooo:rsid="02d74269" style:font-style-asian="normal" style:font-weight-asian="normal" style:font-style-complex="normal" style:font-weight-complex="normal"/>
    </style:style>
    <style:style style:name="T273" style:family="text">
      <style:text-properties style:font-name="Handwriting" fo:font-style="normal" fo:font-weight="normal" officeooo:rsid="02d89cbc" style:font-style-asian="normal" style:font-weight-asian="normal" style:font-style-complex="normal" style:font-weight-complex="normal"/>
    </style:style>
    <style:style style:name="T274" style:family="text">
      <style:text-properties style:font-name="Handwriting" fo:font-style="normal" fo:font-weight="normal" officeooo:rsid="02dac0f8" style:font-style-asian="normal" style:font-weight-asian="normal" style:font-style-complex="normal" style:font-weight-complex="normal"/>
    </style:style>
    <style:style style:name="T275" style:family="text">
      <style:text-properties style:font-name="Handwriting" fo:font-style="normal" fo:font-weight="normal" officeooo:rsid="02dbc3da" style:font-style-asian="normal" style:font-weight-asian="normal" style:font-style-complex="normal" style:font-weight-complex="normal"/>
    </style:style>
    <style:style style:name="T276" style:family="text">
      <style:text-properties style:font-name="Handwriting" fo:font-style="normal" fo:font-weight="normal" officeooo:rsid="02ddf288" style:font-style-asian="normal" style:font-weight-asian="normal" style:font-style-complex="normal" style:font-weight-complex="normal"/>
    </style:style>
    <style:style style:name="T277" style:family="text">
      <style:text-properties style:font-name="Handwriting" fo:font-style="normal" fo:font-weight="normal" officeooo:rsid="02de00eb" style:font-style-asian="normal" style:font-weight-asian="normal" style:font-style-complex="normal" style:font-weight-complex="normal"/>
    </style:style>
    <style:style style:name="T278" style:family="text">
      <style:text-properties style:font-name="Handwriting" fo:font-style="normal" fo:font-weight="normal" officeooo:rsid="02de843d" style:font-style-asian="normal" style:font-weight-asian="normal" style:font-style-complex="normal" style:font-weight-complex="normal"/>
    </style:style>
    <style:style style:name="T279" style:family="text">
      <style:text-properties style:font-name="Handwriting" fo:font-style="normal" fo:font-weight="normal" officeooo:rsid="02e52990" style:font-style-asian="normal" style:font-weight-asian="normal" style:font-style-complex="normal" style:font-weight-complex="normal"/>
    </style:style>
    <style:style style:name="T280" style:family="text">
      <style:text-properties style:font-name="Handwriting" fo:font-style="normal" fo:font-weight="normal" officeooo:rsid="02e6f723" style:font-style-asian="normal" style:font-weight-asian="normal" style:font-style-complex="normal" style:font-weight-complex="normal"/>
    </style:style>
    <style:style style:name="T281" style:family="text">
      <style:text-properties style:font-name="Handwriting" fo:font-style="normal" fo:font-weight="normal" officeooo:rsid="02e93e43" style:font-style-asian="normal" style:font-weight-asian="normal" style:font-style-complex="normal" style:font-weight-complex="normal"/>
    </style:style>
    <style:style style:name="T282" style:family="text">
      <style:text-properties style:font-name="Handwriting" fo:font-style="normal" fo:font-weight="normal" officeooo:rsid="02eb39f2" style:font-style-asian="normal" style:font-weight-asian="normal" style:font-style-complex="normal" style:font-weight-complex="normal"/>
    </style:style>
    <style:style style:name="T283" style:family="text">
      <style:text-properties style:font-name="Handwriting" fo:font-style="normal" fo:font-weight="normal" officeooo:rsid="02ebdf3c" style:font-style-asian="normal" style:font-weight-asian="normal" style:font-style-complex="normal" style:font-weight-complex="normal"/>
    </style:style>
    <style:style style:name="T284" style:family="text">
      <style:text-properties style:font-name="Handwriting" fo:font-style="normal" fo:font-weight="normal" officeooo:rsid="02ec1b5a" style:font-style-asian="normal" style:font-weight-asian="normal" style:font-style-complex="normal" style:font-weight-complex="normal"/>
    </style:style>
    <style:style style:name="T285" style:family="text">
      <style:text-properties style:font-name="Handwriting" fo:font-style="normal" fo:font-weight="normal" officeooo:rsid="02efc4cf" style:font-style-asian="normal" style:font-weight-asian="normal" style:font-style-complex="normal" style:font-weight-complex="normal"/>
    </style:style>
    <style:style style:name="T286" style:family="text">
      <style:text-properties style:font-name="Handwriting" fo:font-style="normal" fo:font-weight="normal" officeooo:rsid="0160d263" style:font-style-asian="normal" style:font-weight-asian="normal" style:font-style-complex="normal" style:font-weight-complex="normal"/>
    </style:style>
    <style:style style:name="T287" style:family="text">
      <style:text-properties style:font-name="Handwriting" fo:font-style="normal" fo:font-weight="normal" officeooo:rsid="016a82b3" style:font-style-asian="normal" style:font-weight-asian="normal" style:font-style-complex="normal" style:font-weight-complex="normal"/>
    </style:style>
    <style:style style:name="T288" style:family="text">
      <style:text-properties style:font-name="Handwriting" fo:font-style="normal" fo:font-weight="normal" officeooo:rsid="01645bc5" style:font-style-asian="normal" style:font-weight-asian="normal" style:font-style-complex="normal" style:font-weight-complex="normal"/>
    </style:style>
    <style:style style:name="T289" style:family="text">
      <style:text-properties style:font-name="Handwriting" fo:font-style="normal" fo:font-weight="normal" officeooo:rsid="01667f96" style:font-style-asian="normal" style:font-weight-asian="normal" style:font-style-complex="normal" style:font-weight-complex="normal"/>
    </style:style>
    <style:style style:name="T290" style:family="text">
      <style:text-properties style:font-name="Handwriting" fo:font-style="normal" fo:font-weight="normal" officeooo:rsid="016c570f" style:font-style-asian="normal" style:font-weight-asian="normal" style:font-style-complex="normal" style:font-weight-complex="normal"/>
    </style:style>
    <style:style style:name="T291" style:family="text">
      <style:text-properties style:font-name="Handwriting" fo:font-style="normal" fo:font-weight="normal" officeooo:rsid="016e0828" style:font-style-asian="normal" style:font-weight-asian="normal" style:font-style-complex="normal" style:font-weight-complex="normal"/>
    </style:style>
    <style:style style:name="T292" style:family="text">
      <style:text-properties style:font-name="Handwriting" fo:font-style="normal" fo:font-weight="normal" officeooo:rsid="02f00cb9" style:font-style-asian="normal" style:font-weight-asian="normal" style:font-style-complex="normal" style:font-weight-complex="normal"/>
    </style:style>
    <style:style style:name="T293" style:family="text">
      <style:text-properties style:font-name="Handwriting" fo:font-style="normal" fo:font-weight="normal" officeooo:rsid="02ec20ab" style:font-style-asian="normal" style:font-weight-asian="normal" style:font-style-complex="normal" style:font-weight-complex="normal"/>
    </style:style>
    <style:style style:name="T294" style:family="text">
      <style:text-properties style:font-name="Handwriting" fo:font-style="normal" fo:font-weight="normal" officeooo:rsid="02ecd9a3" style:font-style-asian="normal" style:font-weight-asian="normal" style:font-style-complex="normal" style:font-weight-complex="normal"/>
    </style:style>
    <style:style style:name="T295" style:family="text">
      <style:text-properties style:font-name="Handwriting" fo:font-style="normal" fo:font-weight="normal" officeooo:rsid="02ed1a2d" style:font-style-asian="normal" style:font-weight-asian="normal" style:font-style-complex="normal" style:font-weight-complex="normal"/>
    </style:style>
    <style:style style:name="T296" style:family="text">
      <style:text-properties style:font-name="Handwriting" fo:font-style="normal" fo:font-weight="normal" officeooo:rsid="02ee65d5" style:font-style-asian="normal" style:font-weight-asian="normal" style:font-style-complex="normal" style:font-weight-complex="normal"/>
    </style:style>
    <style:style style:name="T297" style:family="text">
      <style:text-properties style:font-name="Handwriting" fo:font-style="normal" fo:font-weight="normal" officeooo:rsid="0341f2f4" style:font-style-asian="normal" style:font-weight-asian="normal" style:font-style-complex="normal" style:font-weight-complex="normal"/>
    </style:style>
    <style:style style:name="T298" style:family="text">
      <style:text-properties style:font-name="Handwriting" fo:font-style="normal" fo:font-weight="normal" officeooo:rsid="02a53881" style:font-style-asian="normal" style:font-weight-asian="normal" style:font-style-complex="normal" style:font-weight-complex="normal"/>
    </style:style>
    <style:style style:name="T299" style:family="text">
      <style:text-properties style:font-name="Handwriting" fo:font-style="italic" fo:font-weight="normal" officeooo:rsid="005052f1" style:font-style-asian="italic" style:font-weight-asian="normal" style:font-style-complex="italic" style:font-weight-complex="normal"/>
    </style:style>
    <style:style style:name="T300" style:family="text">
      <style:text-properties style:font-name="Handwriting" fo:font-style="italic" fo:font-weight="normal" officeooo:rsid="027fd9c2" style:font-style-asian="italic" style:font-weight-asian="normal" style:font-style-complex="italic" style:font-weight-complex="normal"/>
    </style:style>
    <style:style style:name="T301" style:family="text">
      <style:text-properties style:font-name="Handwriting" fo:font-style="italic" fo:font-weight="bold" officeooo:rsid="0065c011" style:font-style-asian="italic" style:font-weight-asian="bold" style:font-style-complex="italic" style:font-weight-complex="bold"/>
    </style:style>
    <style:style style:name="T302" style:family="text">
      <style:text-properties style:font-name="Handwriting" officeooo:rsid="011bf609"/>
    </style:style>
    <style:style style:name="T303" style:family="text">
      <style:text-properties style:font-name="Handwriting" officeooo:rsid="011dd828"/>
    </style:style>
    <style:style style:name="T304" style:family="text">
      <style:text-properties style:font-name="Handwriting" officeooo:rsid="011e7877"/>
    </style:style>
    <style:style style:name="T305" style:family="text">
      <style:text-properties style:font-name="Handwriting" officeooo:rsid="02a9d1e9"/>
    </style:style>
    <style:style style:name="T306" style:family="text">
      <style:text-properties style:font-name="Handwriting" officeooo:rsid="02ac3ad3"/>
    </style:style>
    <style:style style:name="T307" style:family="text">
      <style:text-properties style:font-name="Handwriting" officeooo:rsid="02ac5a9d"/>
    </style:style>
    <style:style style:name="T308" style:family="text">
      <style:text-properties style:font-name="Handwriting" officeooo:rsid="011ff147"/>
    </style:style>
    <style:style style:name="T309" style:family="text">
      <style:text-properties style:font-name="Handwriting" officeooo:rsid="012170ba"/>
    </style:style>
    <style:style style:name="T310" style:family="text">
      <style:text-properties style:font-name="Handwriting" officeooo:rsid="02acd47f"/>
    </style:style>
    <style:style style:name="T311" style:family="text">
      <style:text-properties style:font-name="Handwriting" officeooo:rsid="02ae398b"/>
    </style:style>
    <style:style style:name="T312" style:family="text">
      <style:text-properties style:font-name="Handwriting" officeooo:rsid="0129fcaf"/>
    </style:style>
    <style:style style:name="T313" style:family="text">
      <style:text-properties style:font-name="Handwriting" officeooo:rsid="02b08f4e"/>
    </style:style>
    <style:style style:name="T314" style:family="text">
      <style:text-properties style:font-name="Handwriting" officeooo:rsid="012b2721"/>
    </style:style>
    <style:style style:name="T315" style:family="text">
      <style:text-properties style:font-name="Handwriting" officeooo:rsid="012d8045"/>
    </style:style>
    <style:style style:name="T316" style:family="text">
      <style:text-properties style:font-name="Handwriting" officeooo:rsid="012eb48f"/>
    </style:style>
    <style:style style:name="T317" style:family="text">
      <style:text-properties style:font-name="Handwriting" officeooo:rsid="013155e9"/>
    </style:style>
    <style:style style:name="T318" style:family="text">
      <style:text-properties style:font-name="Handwriting" officeooo:rsid="02b1edd4"/>
    </style:style>
    <style:style style:name="T319" style:family="text">
      <style:text-properties style:font-name="Handwriting" officeooo:rsid="02b499c0"/>
    </style:style>
    <style:style style:name="T320" style:family="text">
      <style:text-properties style:font-name="Handwriting" officeooo:rsid="02b20c90"/>
    </style:style>
    <style:style style:name="T321" style:family="text">
      <style:text-properties style:font-name="Handwriting" officeooo:rsid="02b2bdd8"/>
    </style:style>
    <style:style style:name="T322" style:family="text">
      <style:text-properties style:font-name="Handwriting" officeooo:rsid="02b4e107"/>
    </style:style>
    <style:style style:name="T323" style:family="text">
      <style:text-properties style:font-name="Handwriting" officeooo:rsid="02b5e9a0"/>
    </style:style>
    <style:style style:name="T324" style:family="text">
      <style:text-properties style:font-name="Handwriting" officeooo:rsid="0137c7a2"/>
    </style:style>
    <style:style style:name="T325" style:family="text">
      <style:text-properties style:font-name="Handwriting" officeooo:rsid="01395436"/>
    </style:style>
    <style:style style:name="T326" style:family="text">
      <style:text-properties style:font-name="Handwriting" officeooo:rsid="02b8ff44"/>
    </style:style>
    <style:style style:name="T327" style:family="text">
      <style:text-properties style:font-name="Handwriting" officeooo:rsid="013ab006"/>
    </style:style>
    <style:style style:name="T328" style:family="text">
      <style:text-properties style:font-name="Handwriting" officeooo:rsid="013c94ae"/>
    </style:style>
    <style:style style:name="T329" style:family="text">
      <style:text-properties style:font-name="Handwriting" officeooo:rsid="016ede3c"/>
    </style:style>
    <style:style style:name="T330" style:family="text">
      <style:text-properties style:font-name="Handwriting" officeooo:rsid="017158b9"/>
    </style:style>
    <style:style style:name="T331" style:family="text">
      <style:text-properties style:font-name="Handwriting" officeooo:rsid="01772f17"/>
    </style:style>
    <style:style style:name="T332" style:family="text">
      <style:text-properties style:font-name="Handwriting" officeooo:rsid="02ba9cf8"/>
    </style:style>
    <style:style style:name="T333" style:family="text">
      <style:text-properties style:font-name="Handwriting" officeooo:rsid="02bafe9a"/>
    </style:style>
    <style:style style:name="T334" style:family="text">
      <style:text-properties style:font-name="Handwriting" officeooo:rsid="02bc5a65"/>
    </style:style>
    <style:style style:name="T335" style:family="text">
      <style:text-properties style:font-name="Handwriting" officeooo:rsid="02bd0170"/>
    </style:style>
    <style:style style:name="T336" style:family="text">
      <style:text-properties style:font-name="Handwriting" officeooo:rsid="02bed3c0"/>
    </style:style>
    <style:style style:name="T337" style:family="text">
      <style:text-properties style:font-name="Handwriting" officeooo:rsid="02c05a17"/>
    </style:style>
    <style:style style:name="T338" style:family="text">
      <style:text-properties style:font-name="Handwriting" officeooo:rsid="02c1d090"/>
    </style:style>
    <style:style style:name="T339" style:family="text">
      <style:text-properties style:font-name="Handwriting" officeooo:rsid="02c4463e"/>
    </style:style>
    <style:style style:name="T340" style:family="text">
      <style:text-properties style:font-name="Handwriting" officeooo:rsid="02c5f19c"/>
    </style:style>
    <style:style style:name="T341" style:family="text">
      <style:text-properties style:font-name="Handwriting" officeooo:rsid="02c6befc"/>
    </style:style>
    <style:style style:name="T342" style:family="text">
      <style:text-properties style:font-name="Handwriting" officeooo:rsid="02c79216"/>
    </style:style>
    <style:style style:name="T343" style:family="text">
      <style:text-properties style:font-name="Handwriting" officeooo:rsid="02c8691c"/>
    </style:style>
    <style:style style:name="T344" style:family="text">
      <style:text-properties style:font-name="Handwriting" officeooo:rsid="02c86f48"/>
    </style:style>
    <style:style style:name="T345" style:family="text">
      <style:text-properties style:font-name="Handwriting" officeooo:rsid="00f19be5"/>
    </style:style>
    <style:style style:name="T346" style:family="text">
      <style:text-properties style:font-name="Handwriting" officeooo:rsid="00f2c215"/>
    </style:style>
    <style:style style:name="T347" style:family="text">
      <style:text-properties style:font-name="Handwriting" officeooo:rsid="00f4b24e"/>
    </style:style>
    <style:style style:name="T348" style:family="text">
      <style:text-properties style:font-name="Handwriting" officeooo:rsid="02fad407"/>
    </style:style>
    <style:style style:name="T349" style:family="text">
      <style:text-properties style:font-name="Handwriting" officeooo:rsid="00e582b8"/>
    </style:style>
    <style:style style:name="T350" style:family="text">
      <style:text-properties style:font-name="Handwriting" officeooo:rsid="0319d666"/>
    </style:style>
    <style:style style:name="T351" style:family="text">
      <style:text-properties style:font-name="Handwriting" officeooo:rsid="00e59661"/>
    </style:style>
    <style:style style:name="T352" style:family="text">
      <style:text-properties style:font-name="Handwriting" officeooo:rsid="030b9edf"/>
    </style:style>
    <style:style style:name="T353" style:family="text">
      <style:text-properties style:font-name="Handwriting" officeooo:rsid="03392f39"/>
    </style:style>
    <style:style style:name="T354" style:family="text">
      <style:text-properties style:font-name="Handwriting" officeooo:rsid="0339d950"/>
    </style:style>
    <style:style style:name="T355" style:family="text">
      <style:text-properties style:font-name="Handwriting" officeooo:rsid="033b7944"/>
    </style:style>
    <style:style style:name="T356" style:family="text">
      <style:text-properties style:font-name="Handwriting" officeooo:rsid="033ccb76"/>
    </style:style>
    <style:style style:name="T357" style:family="text">
      <style:text-properties style:font-name="Handwriting" officeooo:rsid="033e3587"/>
    </style:style>
    <style:style style:name="T358" style:family="text">
      <style:text-properties style:font-name="Handwriting" officeooo:rsid="033e7f55"/>
    </style:style>
    <style:style style:name="T359" style:family="text">
      <style:text-properties style:font-name="Handwriting" officeooo:rsid="0346856e"/>
    </style:style>
    <style:style style:name="T360" style:family="text">
      <style:text-properties style:font-name="Handwriting" officeooo:rsid="034cb7e7"/>
    </style:style>
    <style:style style:name="T361" style:family="text">
      <style:text-properties style:font-name="Handwriting" officeooo:rsid="035085f5"/>
    </style:style>
    <style:style style:name="T362" style:family="text">
      <style:text-properties style:font-name="Handwriting" officeooo:rsid="034f3658"/>
    </style:style>
    <style:style style:name="T363" style:family="text">
      <style:text-properties style:font-name="Handwriting" officeooo:rsid="035556cf"/>
    </style:style>
    <style:style style:name="T364" style:family="text">
      <style:text-properties style:font-name="Handwriting" officeooo:rsid="0355e78b"/>
    </style:style>
    <style:style style:name="T365" style:family="text">
      <style:text-properties style:font-name="Handwriting" officeooo:rsid="0357a49a"/>
    </style:style>
    <style:style style:name="T366" style:family="text">
      <style:text-properties style:font-name="Handwriting" officeooo:rsid="03581e6d"/>
    </style:style>
    <style:style style:name="T367" style:family="text">
      <style:text-properties style:font-name="Handwriting" officeooo:rsid="0358ace7"/>
    </style:style>
    <style:style style:name="T368" style:family="text">
      <style:text-properties style:font-name="Handwriting" officeooo:rsid="0359b24b"/>
    </style:style>
    <style:style style:name="T369" style:family="text">
      <style:text-properties style:font-name="Handwriting" officeooo:rsid="035b08ff"/>
    </style:style>
    <style:style style:name="T370" style:family="text">
      <style:text-properties style:font-name="Handwriting" officeooo:rsid="035b5510"/>
    </style:style>
    <style:style style:name="T371" style:family="text">
      <style:text-properties style:font-name="Handwriting" officeooo:rsid="035b725a"/>
    </style:style>
    <style:style style:name="T372" style:family="text">
      <style:text-properties officeooo:rsid="0236bad8"/>
    </style:style>
    <style:style style:name="T373" style:family="text">
      <style:text-properties officeooo:rsid="024f6401"/>
    </style:style>
    <style:style style:name="T374" style:family="text">
      <style:text-properties officeooo:rsid="0253d4c2"/>
    </style:style>
    <style:style style:name="T375" style:family="text">
      <style:text-properties officeooo:rsid="02567305"/>
    </style:style>
    <style:style style:name="T376" style:family="text">
      <style:text-properties officeooo:rsid="02569da9"/>
    </style:style>
    <style:style style:name="T377" style:family="text">
      <style:text-properties officeooo:rsid="025787ee"/>
    </style:style>
    <style:style style:name="T378" style:family="text">
      <style:text-properties officeooo:rsid="025a2679"/>
    </style:style>
    <style:style style:name="T379" style:family="text">
      <style:text-properties officeooo:rsid="0263c3a9"/>
    </style:style>
    <style:style style:name="T380" style:family="text">
      <style:text-properties officeooo:rsid="02af7ea9"/>
    </style:style>
    <style:style style:name="T381" style:family="text">
      <style:text-properties officeooo:rsid="02aff70b"/>
    </style:style>
    <style:style style:name="T382" style:family="text">
      <style:text-properties officeooo:rsid="02b03622"/>
    </style:style>
    <style:style style:name="T383" style:family="text">
      <style:text-properties officeooo:rsid="02f9de28"/>
    </style:style>
    <style:style style:name="T384" style:family="text">
      <style:text-properties style:text-line-through-style="solid" style:text-line-through-type="single" style:font-name="Handwriting"/>
    </style:style>
    <style:style style:name="T385" style:family="text">
      <style:text-properties style:text-line-through-style="solid" style:text-line-through-type="single" style:font-name="Handwriting" officeooo:rsid="00f19be5"/>
    </style:style>
    <style:style style:name="T386" style:family="text">
      <style:text-properties style:text-line-through-style="solid" style:text-line-through-type="single" style:font-name="Handwriting" officeooo:rsid="030b9edf"/>
    </style:style>
    <style:style style:name="T387" style:family="text">
      <style:text-properties style:text-line-through-style="solid" style:text-line-through-type="single" style:font-name="Handwriting" officeooo:rsid="031de52b"/>
    </style:style>
    <style:style style:name="T388" style:family="text">
      <style:text-properties style:text-line-through-style="solid" style:text-line-through-type="single" style:font-name="Handwriting" style:text-underline-style="none"/>
    </style:style>
    <style:style style:name="T389" style:family="text">
      <style:text-properties officeooo:rsid="030282be"/>
    </style:style>
    <style:style style:name="T390" style:family="text">
      <style:text-properties officeooo:rsid="03033d7c"/>
    </style:style>
    <style:style style:name="T391" style:family="text">
      <style:text-properties fo:font-weight="bold" style:font-weight-asian="bold" style:font-weight-complex="bold"/>
    </style:style>
    <style:style style:name="T392" style:family="text">
      <style:text-properties fo:font-weight="bold" officeooo:rsid="0307ebef" style:font-weight-asian="bold" style:font-weight-complex="bold"/>
    </style:style>
    <style:style style:name="T393" style:family="text">
      <style:text-properties fo:font-weight="bold" officeooo:rsid="00f0db5d" style:font-weight-asian="bold" style:font-weight-complex="bold"/>
    </style:style>
    <style:style style:name="T394" style:family="text">
      <style:text-properties fo:font-weight="bold" officeooo:rsid="00f19be5" style:font-weight-asian="bold" style:font-weight-complex="bold"/>
    </style:style>
    <style:style style:name="T395" style:family="text">
      <style:text-properties fo:font-weight="bold" officeooo:rsid="00f9f8e1" style:font-weight-asian="bold" style:font-weight-complex="bold"/>
    </style:style>
    <style:style style:name="T396" style:family="text">
      <style:text-properties fo:font-weight="bold" officeooo:rsid="00ff9c68" style:font-weight-asian="bold" style:font-weight-complex="bold"/>
    </style:style>
    <style:style style:name="T397" style:family="text">
      <style:text-properties fo:font-weight="bold" officeooo:rsid="019bb5d0" style:font-weight-asian="bold" style:font-weight-complex="bold"/>
    </style:style>
    <style:style style:name="T398" style:family="text">
      <style:text-properties fo:font-weight="bold" officeooo:rsid="00fd5ea0" style:font-weight-asian="bold" style:font-weight-complex="bold"/>
    </style:style>
    <style:style style:name="T399" style:family="text">
      <style:text-properties fo:font-weight="bold" officeooo:rsid="00fe1264" style:font-weight-asian="bold" style:font-weight-complex="bold"/>
    </style:style>
    <style:style style:name="T400" style:family="text">
      <style:text-properties fo:font-weight="bold" officeooo:rsid="00f43718" style:font-weight-asian="bold" style:font-weight-complex="bold"/>
    </style:style>
    <style:style style:name="T401" style:family="text">
      <style:text-properties fo:font-weight="bold" officeooo:rsid="00ff663e" style:font-weight-asian="bold" style:font-weight-complex="bold"/>
    </style:style>
    <style:style style:name="T402" style:family="text">
      <style:text-properties fo:font-weight="bold" officeooo:rsid="00f834a4" style:font-weight-asian="bold" style:font-weight-complex="bold"/>
    </style:style>
    <style:style style:name="T403" style:family="text">
      <style:text-properties fo:font-weight="bold" officeooo:rsid="0355e78b" style:font-weight-asian="bold" style:font-weight-complex="bold"/>
    </style:style>
    <style:style style:name="T404" style:family="text">
      <style:text-properties officeooo:rsid="02fea0a8"/>
    </style:style>
    <style:style style:name="T405" style:family="text">
      <style:text-properties officeooo:rsid="030b9edf"/>
    </style:style>
    <style:style style:name="T406" style:family="text">
      <style:text-properties officeooo:rsid="0301b948"/>
    </style:style>
    <style:style style:name="T407" style:family="text">
      <style:text-properties officeooo:rsid="03104839"/>
    </style:style>
    <style:style style:name="T408" style:family="text">
      <style:text-properties officeooo:rsid="0312ca7d"/>
    </style:style>
    <style:style style:name="T409" style:family="text">
      <style:text-properties officeooo:rsid="03173059"/>
    </style:style>
    <style:style style:name="T410" style:family="text">
      <style:text-properties officeooo:rsid="0317ab8d"/>
    </style:style>
    <style:style style:name="T411" style:family="text">
      <style:text-properties officeooo:rsid="03212f3e"/>
    </style:style>
    <style:style style:name="T412" style:family="text">
      <style:text-properties officeooo:rsid="032311e0"/>
    </style:style>
    <style:style style:name="T413" style:family="text">
      <style:text-properties officeooo:rsid="03236b1f"/>
    </style:style>
    <style:style style:name="T414" style:family="text">
      <style:text-properties officeooo:rsid="0328e077"/>
    </style:style>
    <style:style style:name="T415" style:family="text">
      <style:text-properties fo:font-weight="normal" style:font-weight-asian="normal" style:font-weight-complex="normal"/>
    </style:style>
    <style:style style:name="T416" style:family="text">
      <style:text-properties officeooo:rsid="032d868c"/>
    </style:style>
    <style:style style:name="T417" style:family="text">
      <style:text-properties officeooo:rsid="03346297"/>
    </style:style>
    <style:style style:name="T418" style:family="text">
      <style:text-properties officeooo:rsid="03349aca"/>
    </style:style>
    <style:style style:name="T419" style:family="text">
      <style:text-properties officeooo:rsid="033564ff"/>
    </style:style>
    <style:style style:name="T420" style:family="text">
      <style:text-properties officeooo:rsid="0345052a"/>
    </style:style>
    <style:style style:name="T421" style:family="text">
      <style:text-properties officeooo:rsid="00f2c215"/>
    </style:style>
    <style:style style:name="T422" style:family="text">
      <style:text-properties officeooo:rsid="00f4b24e"/>
    </style:style>
    <style:style style:name="T423" style:family="text">
      <style:text-properties officeooo:rsid="02fad407"/>
    </style:style>
    <style:style style:name="T424" style:family="text">
      <style:text-properties officeooo:rsid="03485e8a"/>
    </style:style>
    <style:style style:name="T425" style:family="text">
      <style:text-properties officeooo:rsid="034a501c"/>
    </style:style>
    <style:style style:name="T426" style:family="text">
      <style:text-properties officeooo:rsid="034bf6d5"/>
    </style:style>
    <style:style style:name="T427" style:family="text">
      <style:text-properties officeooo:rsid="035085f5"/>
    </style:style>
    <style:style style:name="T428" style:family="text">
      <style:text-properties officeooo:rsid="0355964e"/>
    </style:style>
    <style:style style:name="T429" style:family="text">
      <style:text-properties officeooo:rsid="0355e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9">Just like I can “think” and move my arm, a Lineament is the “thought” that can warp the wider space-time of its plane. </text:span><text:span text:style-name="T90">Now, as mentioned the Lineament doesn’t have microscopic control over all aspects of the plane’s internals and is not always all-knowing. </text:span><text:span text:style-name="T91">A Lineament couldn’t create a fireball, destroy or create planets, or spontaneously generate new species. Instead, their actions take place on the </text:span><text:span text:style-name="T9">planar</text:span><text:span text:style-name="T91"> scale—should the entire space-time of the plane require shifting (for example, to tether a dead Lineament, as described in detail later) the Lineament is capable of doing so. </text:span><text:span text:style-name="T92">While Lineaments can’t directly alter their plane on a small scale, they can manifest themselves on that scale </text:span><text:span text:style-name="T93">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116"><text:span text:style-name="T190">Lineaments can never truly be destroyed, but their connection to their plane </text:span><text:span text:style-name="T299">can</text:span><text:span text:style-name="T190"> be temporarily severed. </text:span><text:span text:style-name="T191">To do so, the Lineament needs to be “killed”, damaged, or otherwise defeated from both sides of its projective point: the side that exists on the plane, and the side seen from within the Lineament demiplane itself. </text:span><text:span text:style-name="T192">Should a Lineament be defeated in this two-fold way, its planar connection is broken </text:span><text:span text:style-name="T193">and it becomes a “Dead Lineament”.</text:span><text:span text:style-name="T191"> </text:span><text:span text:style-name="T194">A Dead Lineament is still very near to its host plane, and thus its Projection is still visible—though it </text:span><text:span text:style-name="T195">visually warps the space-time around it, like a black hole. </text:span><text:span text:style-name="T196">This warping is due to the severed Projection—called a False Projection—being shunted into the space-time of the </text:span><text:span text:style-name="T197">host </text:span><text:span text:style-name="T196">plane. </text:span><text:span text:style-name="T198">A Dead Lineament can slowly rebuild its binding to its host plane through a </text:span><text:span text:style-name="T301">tether</text:span><text:span text:style-name="T198">. Tethers are weak, ephemeral tendrils of planar space-time </text:span><text:span text:style-name="T199">that latch onto a Dead Lineament </text:span><text:span text:style-name="T200">and draw the demiplane closer to the host until a new connection is made. </text:span><text:span text:style-name="T201">The Dead Lineament then returns to its full power and influence within the plane. </text:span><text:span text:style-name="T202">Planar tethers can be tied to magical artifacts or to </text:span><text:span text:style-name="T203">the nexus of living things; </text:span><text:span text:style-name="T204">the focus of the tether gains a small taste of the Lineament’s power and its personality. </text:span><text:span text:style-name="T205">While relatively weak, breaking a tether is no</text:span><text:span text:style-name="T206">t always an</text:span><text:span text:style-name="T205"> easy task and often requires the damaging, destruction, or killing of the focus of the tether. </text:span><text:span text:style-name="T207">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8">In general, living Lineaments can naturally extend tendrils of their host plane to form tethers. </text:span><text:span text:style-name="T209">Dead Lineaments can only be tethered by a Living counterpart, though</text:span><text:span text:style-name="T208"> </text:span><text:span text:style-name="T209">e</text:span><text:span text:style-name="T208">ventually within the history of Asfalon, powerful magic allows mortals to form such tethers as well.</text:span></text:p>
      <text:p text:style-name="P37"/>
      <text:p text:style-name="P34">Beyond one infinity… The Multivers<text:span text:style-name="T98">e</text:span></text:p>
      <text:p text:style-name="P34">Saeculum, Saeculac<text:span text:style-name="T97">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 </text:span><text:span text:style-name="T76">Young planes are guided singlemindedly by their sole Lineament, which can drive them to instability, conflict, and war.</text:span><text:span text:style-name="T32">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text:span><text:soft-page-break/><text:span text:style-name="T33">becomes the foremost tool for offensive 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8">P</text:span><text:span text:style-name="T77">lanar </text:span><text:span text:style-name="T79">Neighborhood </text:span><text:span text:style-name="T80">and Deep History of the Foam Group</text:span></text:p>
      <text:p text:style-name="P10"/>
      <text:p text:style-name="P81"><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7">The </text:span><text:span text:style-name="T81">P</text:span><text:span text:style-name="T77">rimary Beings</text:span></text:p>
      <text:p text:style-name="P82"><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117"><text:span text:style-name="T210"><text:tab/>Nousants are planetary hemisphere bowls, where the finite portion is the hemisphere (and its moons) and the infinite portion is the cosmos held within the bow</text:span><text:span text:style-name="T211">l of the hemisphere. </text:span><text:span text:style-name="T212">The infinite cosmos within the bowl is a partition of the greater planar soup of Asfalon, enveloped by the Nousant during its growth. </text:span><text:span text:style-name="T213">A Nousant could be killed within Asfalon, upon which it would fold back into the plane’s basal cosmos, or it could be ejected from Asfalon for the greater safety of the plane </text:span><text:span text:style-name="T214">(perhaps the Nousant was </text:span><text:soft-page-break/><text:span text:style-name="T214">being invaded; </text:span><text:span text:style-name="T215">d</text:span><text:span text:style-name="T216">istancing the invaded primary being can slow an invasion’s advance.</text:span><text:span text:style-name="T214">) </text:span><text:span text:style-name="T218">Even if all the Nousants were killed, Asfalon itself would not die until the Lineaments themselves were severed. </text:span><text:span text:style-name="T215">Should an ejected Nousant be killed, </text:span><text:span text:style-name="T217">its finite shell would fracture and its infinite insides would spill into the Foract and begin to unravel. </text:span><text:span text:style-name="T219">Within the basal cosmos of Asfalon, planets are either “proto-Nousants” or deceased Nousants.</text:span></text:p>
      <text:p text:style-name="P125"><text:span text:style-name="T219"><text:tab/>The basal spacetime of the Abyss is very different from that of Asfalon. There are no planets or stars, </text:span><text:span text:style-name="T220">instea</text:span><text:span text:style-name="T270">d a traveler would find </text:span><text:span text:style-name="T271">cosmic stuff formed from the manifest hate, sins, vice, and evil of mortals. </text:span><text:span text:style-name="T272">From this goop of myriad evils forms the primary beings, Abyssal Realms. </text:span><text:span text:style-name="T273">Compared to the mighty Nousants or the Dark Masters of Shadowfell, the Abyssal Realms are puny and insignificant. These tiny Realms form only when the Abyss is in injunction with (i.e., connected to) another plane. The Abyss is a parasitic thing </text:span><text:span text:style-name="T274">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25"><text:span text:style-name="T274"><text:tab/></text:span><text:span text:style-name="T281">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82">This time allows secondary beings to biologically evolve and develop to a point in which they could wage war on other planes.</text:span></text:p>
      <text:p text:style-name="P125"><text:span text:style-name="T282"><text:tab/></text:span><text:span text:style-name="T283">All planes have numerous primary beings, most less than 10, but it depends. The Abyss has </text:span><text:span text:style-name="T284">billions of Abyssal Realms</text:span><text:span text:style-name="T283">!</text:span></text:p>
      <text:p text:style-name="P125"><text:span text:style-name="T275"><text:tab/></text:span><text:span text:style-name="T293">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4">as they are broken down. </text:span><text:span text:style-name="T295">The compressed nebulae of elemental chaos clump together and tend to cling to the remains of the finite portion of the dead primary beings. These tend to have much stronger spacetime boundaries </text:span><text:span text:style-name="T296">and thus break down more slowly. </text:span><text:span text:style-name="T285">Another way to understand this is that the outside skin of a primary being is much tougher than the skin of their guts. </text:span><text:span text:style-name="T292">So, when a plane and its primary beings die, it is generally the finite portions that are left floating in elemental chaos. The endless wars of the Foam group have filled the Foract with so much elemental chaos </text:span><text:span text:style-name="T287">that these clingy puddles have al</text:span><text:span text:style-name="T292">l connected</text:span><text:span text:style-name="T287"> into a realm known as the Unravelling—the </text:span><text:span text:style-name="T292">refuge</text:span><text:span text:style-name="T287"> of the </text:span><text:span text:style-name="T292">Slaad,</text:span><text:span text:style-name="T287"> Gith, and Genasi.</text:span><text:span text:style-name="T286"> </text:span><text:span text:style-name="T288">Most planar adventures take place on fragments—the Seven Heavens, Nine Hells, and </text:span><text:span text:style-name="T289">the battlefields of </text:span><text:span text:style-name="T288">Acheron are all made up of alliances of </text:span><text:span text:style-name="T290">fragments</text:span><text:span text:style-name="T288">. </text:span><text:span text:style-name="T291">Fragments of other planes play major roles within the dying Foam group as well: the last Courts of the Feywild and the Dark Masters of the Shadowfell</text:span><text:span text:style-name="T288"> </text:span><text:span text:style-name="T291">are home to <text:s/>powerful beings that continue to influence the happenings of the Multiverse.</text:span></text:p>
      <text:p text:style-name="P26"/>
      <text:p text:style-name="P30"><text:soft-page-break/>Secondary Beings</text:p>
      <text:p text:style-name="P84"><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84"><text:span text:style-name="T56"><text:tab/></text:span><text:span text:style-name="T74">Of particular note are </text:span><text:span text:style-name="T87">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24"><text:span text:style-name="T221"><text:tab/></text:span><text:span text:style-name="T276">Other planes were already warring by the time the Abyss became sentient, attached to the plane Mycelia. </text:span><text:span text:style-name="T277">From its most fundamental properties, the Abyss is a parasite. It fed on the minds of the </text:span><text:span text:style-name="T297">Myconids and </text:span><text:span text:style-name="T277">Slaad, and from them were the first demons born. </text:span><text:span text:style-name="T278">The first Abyssal Realms b</text:span><text:span text:style-name="T279">ore</text:span><text:span text:style-name="T278"> with them the Lineament of the Abyss, Infinity, the Unfathomable, the Perpetuant. </text:span><text:span text:style-name="T280">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72">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73">Within the Infinite Fear, Abyssal Realms are primary beings built from the evils haunting a single mortal within an injunction.</text:span><text:span text:style-name="T374"> Abyssal Realms are formed spontaneously from injunctions. </text:span><text:span text:style-name="T376">At these injunctions, Abyssal Realms conjoin with both the Infinite Fear and the other plane. </text:span><text:span text:style-name="T377">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75">After killing their original host, </text:span><text:span text:style-name="T379">the demon’s Realm is fully connected to the Abyss and the demon is free to roam,</text:span><text:span text:style-name="T376"> </text:span><text:span text:style-name="T379">though its injunction with the host plane is severed</text:span><text:span text:style-name="T378">. </text:span><text:span text:style-name="T379">It is resigned to the Abyss.</text:span></text:p>
      <text:p text:style-name="P17"/>
      <text:p text:style-name="P124"><text:span text:style-name="T222">A demon can grow in power within the Abyss by </text:span><text:span text:style-name="T223">cannibalizing other demons, feeding on the fear and vices and evil within their flesh. </text:span><text:span text:style-name="T224">As a demon grows and devours, i</text:span><text:span text:style-name="T225">ts realm grows too, </text:span><text:span text:style-name="T228">adding the devoured demon’s realm to its own</text:span><text:span text:style-name="T225">. </text:span><text:span text:style-name="T224">It begins to mold</text:span><text:span text:style-name="T226"> itself to the evils and vices it experiences, taking on a more sapient form capable of more despicable evils </text:span><text:span text:style-name="T227">and schemes.</text:span></text:p>
      <text:p text:style-name="P124"><text:span text:style-name="T229"><text:tab/></text:span><text:span text:style-name="T231">The first Abyssal injunction occurred long ago, </text:span><text:span text:style-name="T230">and it was through the natural progression of the injunction that all the plane’s mortals were killed and the plane died, its Lineament left unabsorbed. </text:span><text:span text:style-name="T232">Some of the planar essentia was devoured, </text:span><text:span text:style-name="T233">setting Anariima</text:span><text:span text:style-name="T232"> within the Infinite Fear. Th</text:span><text:span text:style-name="T233">ese were drawn from the darkness by fated demons, and the first Abyssal civil war broke out as the most powerful demon lords fought for control of all the Anariima. </text:span><text:span text:style-name="T234">Eventually, one demon lord succeeded and became the first Prince of Demons.</text:span></text:p>
      <text:p text:style-name="P19"/>
      <text:p text:style-name="P122"><text:span text:style-name="T234">W</text:span><text:span text:style-name="T189">hat can a Prince of Demons do with the Anariima?</text:span></text:p>
      <text:p text:style-name="P124"><text:span text:style-name="T242"><text:tab/>-</text:span><text:span text:style-name="T241">Leave the Abyss / Make an Astral connection. But why would a Demon Prince do this? They don’t necessarily know that the other planes are </text:span><text:span text:style-name="T300">real</text:span><text:span text:style-name="T241">.. They see the minds of their victims and kill their victims, then they begin their life in the Abyss. What is this early stage of life for a demon? Is it like a dream? </text:span><text:span text:style-name="T243">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4">Thus, they understand that they are interacting with other existences. </text:span><text:span text:style-name="T245">So, if they used the Anariima to create an astral bridge (or, since they may have multiple Anariima types, some extension of the Abyss) they could physically leave their Realm and devour the vices of mortals once again. </text:span><text:span text:style-name="T246">Creating a branch in the Pit / the Abyssal Spine could theoretically allow more injunctions to happen, and give each Prince of Demons power over a new pillar of attack. </text:span><text:span text:style-name="T247">I like this. </text:span><text:span text:style-name="T248">What stops demonic hordes from simply flooding </text:span><text:soft-page-break/><text:span text:style-name="T248">through these astral connections though? Well, if its simply a branch of the Spine, then it doesn’t actually let the Demons leave…</text:span></text:p>
      <text:p text:style-name="P20"/>
      <text:p text:style-name="P124"><text:span text:style-name="T248">D</text:span><text:span text:style-name="T264">uring the <text:s/>Glooms + Gahenna / Arborea + Elysium war, the Abyss was injuncting on and devouring shards </text:span><text:span text:style-name="T265">of the Forges + Mycelia. After the devouring of the last of the Forges and the genocide of the proto-Genasi, the first Pricne of Demons rose and branched the Spine of the Abyss. </text:span><text:span text:style-name="T266">The original Spine injuncted on a Shard of Mycelia. The new Spine grew towards the Glooms.</text:span></text:p>
      <text:p text:style-name="P124"><text:span text:style-name="T265">T</text:span><text:span text:style-name="T266">owards the end of the</text:span><text:span text:style-name="T264"> war between the Glooms + Gahenna / Arborea + Elysium, the </text:span><text:span text:style-name="T266">new Abyssal spine injuncted with the Glooms, contributing to its downfall </text:span><text:span text:style-name="T267">and destruction by Shadowfell.</text:span></text:p>
      <text:p text:style-name="P124"><text:span text:style-name="T298">Just after the war, most of Mycelia’s shards were consumed and a </text:span><text:span text:style-name="T268">second</text:span><text:span text:style-name="T298"> Prince rose to power in the Abyss. This prince once again branched the Spine and grew it towards Shadowfell. </text:span><text:span text:style-name="T269">Shadowfell was growing powerful after killing the Glooms.</text:span></text:p>
      <text:p text:style-name="P20"/>
      <text:p text:style-name="P124"><text:span text:style-name="T256">Despite the halting of the Abyssal advance by the Devils, many demons had already passed through the Grey Wastes and found refuge throughout the multiverse. </text:span><text:span text:style-name="T257">By the present time, these are ancient lords of chaos throughout the graveyard shards, </text:span><text:span text:style-name="T258">ruling from planar fortresses. </text:span><text:span text:style-name="T259">While the Astral connection changed the dynamic of the Abyss, the plane itself continued its old path of injunction and growth, </text:span><text:span text:style-name="T260">focused on the planar shards nearest to it. </text:span><text:span text:style-name="T261">Shards of Shadowfell, the Grey Wastes, Mycelia, etc are rife with demonic presence and injunction </text:span><text:span text:style-name="T262">with the Infinite Fear.</text:span></text:p>
      <text:p text:style-name="P21"/>
      <text:p text:style-name="P124"><text:span text:style-name="T262"><text:s/></text:span><text:span text:style-name="T263">These are often the hiding places of demons who fled the Abyss. </text:span><text:span text:style-name="T264">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23"><text:span text:style-name="T249">This is the reason that the angel Zariel conquered Avernus and took her charge protecting the multiverse from the Abyssal Gate. </text:span><text:span text:style-name="T250">Zariel battles both Devils and Angels, though most of all she slaughters Demons. </text:span><text:span text:style-name="T251">Some demons can slip past her, though few. Other demons present throughout the planes are those that traversed the Infinite Fear after the creation of the Abyssal Gate </text:span><text:span text:style-name="T252">near Avernus. </text:span><text:span text:style-name="T253">The temptation of the Abyssal Gate opened the minds of demons to </text:span><text:span text:style-name="T254">the other planes, though the hammer of Zariel stiffled their ambitions. They found other ways across. The Infinite Fear destroyed most that attempted to cross it, though some were able to—though their minds were not always intact afterward. </text:span><text:span text:style-name="T255">These crazed demons inhabit the barren shards of dead planes such as the Shadowfell, the Grey Wastes, Mycelia, the Silent Halls, etc.</text:span></text:p>
      <text:p text:style-name="P27"/>
      <text:p text:style-name="P124"><text:span text:style-name="T234">Using all the Anariima, the Prince extended a new tendril of the Abyss into the Foract and began a new Abyssal injunction, </text:span><text:span text:style-name="T235">feeding more demons into the Abyss for the Prince </text:span><text:soft-page-break/><text:span text:style-name="T235">to devour. </text:span><text:span text:style-name="T236">The creation of a new injunction expended the Anariima, though, and the Prince was left to rely on his own power. Eventually, other demons rose up, </text:span><text:span text:style-name="T237">striving for the opportunity to acquire the essentia of the next planar victim. </text:span><text:span text:style-name="T238">This cycle continued as the Abyss grew </text:span><text:span text:style-name="T239">and devoured. The true power of the Abyss was that its secondary beings, the demons, did not need to truly step foot in the host plane. They could slaughter its denizens solely through their own minds. </text:span><text:span text:style-name="T240">Thus, actually witnessing a demon in the multiverse is very rare, as there is no real way for them to leave the Abyss unless they traverse the Infinite Fear.</text:span></text:p>
      <text:p text:style-name="P24"/>
      <text:p text:style-name="P24"/>
      <text:p text:style-name="P83"><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5"><text:span text:style-name="T82">T</text:span><text:span text:style-name="T83">he </text:span><text:span text:style-name="T86">Recent</text:span><text:span text:style-name="T85"> </text:span><text:span text:style-name="T83">History of </text:span><text:span text:style-name="T84">the Foam Group</text:span></text:p>
      <text:p text:style-name="P46"/>
      <text:p text:style-name="P48">The main planar neighborhood contains many Lineaments, evidence of a long history of planar life: Victory, Creativity, <text:span text:style-name="T125">Power,</text:span> Revelation, Mystery, Ambition, Folly, Decay, Fear, Growth, Passion, Reason, Grace, Shadow, Inhumanity, <text:span text:style-name="T383">Infinity</text:span>. <text:span text:style-name="T126">Each of these Lineaments was born on a plane gifted with sub-planar sentient beings, and upon those beings lived humanoid mortals:</text:span></text:p>
      <text:p text:style-name="P48"/>
      <text:p text:style-name="P118"><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1"/>
      <text:p text:style-name="P88"><text:span text:style-name="T345">Silent Halls of Revelation, Forges of Ambition, Mycelia (Decay), Passions of Clangor, Bytopia (Reason), Wandering Stars (mystery, revelation), Oinos (Fear, Decay), Arborea (Passion, growth), </text:span><text:span text:style-name="T405">Concordant Opposition (power), Gahenna (ambition, folly), Elysium (growth, passion, mystery, revelation), Shadowfell (Shadow, fear, decay), Feywild (inhumanity, growth, passion)</text:span></text:p>
      <text:p text:style-name="P45"/>
      <text:p text:style-name="P45"><text:span text:style-name="T127">The history of this corner of the Multiverse has been all but quiet—</text:span><text:span text:style-name="T129">in fact, only two planes remain alive, facing each other down across a graveyard of others</text:span><text:span text:style-name="T127">. </text:span><text:span text:style-name="T129">The first wars were fought between the impossibly ancient Beholders and the Gith of the Silent Halls. </text:span><text:span text:style-name="T134">The Beholders pulled the realm apart searching for Revelation, and after their victory </text:span><text:soft-page-break/><text:span text:style-name="T134">their home slowly changed into the unending plane of mazes called Wandering Stars. </text:span><text:span text:style-name="T142">The endless tunnels of Wandering Stars began to snake across the Multiverse, and the Beholders began to mastermind countless planar wars in the hopes of weakening their future prey.</text:span><text:span text:style-name="T129"> The Gith became</text:span><text:span text:style-name="T128"> refugees, </text:span><text:span text:style-name="T129">forced</text:span><text:span text:style-name="T128"> to flee into the vast chaos of the Unravelling, the degrading space-time left behind as a plane dies. </text:span><text:span text:style-name="T130">They could only hop from shred to shred for innumerable years, hoping to escape the inevitable end of their new home as the habitable places in the Unravelling are reduced to elemental nothingness. </text:span><text:span text:style-name="T13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2">Their old home, Avernus, had been devoured by the Devils and taken as a peak of the new plane Gahenna. </text:span><text:span text:style-name="T13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4">The Warforged that remained after the death of Clangor built their own societies in the ruins, carrying on after their original masterminds were long turned to dust. </text:span><text:span text:style-name="T135">Vile Daemons, Yugoloths of the wastes of Oinos took the decaying lands of Mycelia and cor</text:span><text:span text:style-name="T157">rupted the Slaad</text:span><text:span text:style-name="T135"> denizens, </text:span><text:span text:style-name="T158">forcing those that would not comply with their laws out into the Unravelling</text:span><text:span text:style-name="T135">. </text:span><text:span text:style-name="T136">This plane of Fear and Decay later began to devour the corpses of its former neighbors, becoming the Three-Fold Glooms, the Grey Wastes </text:span><text:span text:style-name="T137">of Pestilence</text:span><text:span text:style-name="T136">. </text:span><text:span text:style-name="T138">Faced with the impending evil of the Devils and Daemons, the shard of Grace drove its plane to meld with Bytopia, the </text:span><text:span text:style-name="T139">home</text:span><text:span text:style-name="T138"> of Reason. </text:span><text:span text:style-name="T140">Arcadia was born, drawing in the Dwarves, Gnomes, and countless others under the watch of the Angels. </text:span><text:span text:style-name="T141">The tides of evil and chaos then felt their first retribution. </text:span><text:span text:style-name="T142">The ancient Beholders who had masterminded </text:span><text:span text:style-name="T14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18"><text:span text:style-name="T176"><text:tab/></text:span><text:span text:style-name="T302">The Multiverse was bleeding. Planar corpses drifted and splintered, their decaying essentia being picked apart by scavenger planes. The ancient Halls of the Gith were pulled together by the Lineament of Shadow as it slowly began to gain power. </text:span><text:span text:style-name="T303">The Fey and Slaad of the Deep Wilds of Inhumanity picked at the edges of the overgrown threads of Clangor. </text:span><text:span text:style-name="T304">And, in the distant reaches were none looked, the Abyss grew and bubbled and spread its tendrils. </text:span><text:span text:style-name="T305">The Abyss had been small and practically inconsequential, developing on </text:span><text:span text:style-name="T306">a shard of </text:span><text:span text:style-name="T307">another plane</text:span><text:span text:style-name="T306">. </text:span><text:span text:style-name="T307">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7">of Demons rose. The First Prince </text:span><text:span text:style-name="T311">turned its realm into</text:span><text:span text:style-name="T307"> the Spine of the Abyss, connecting all the myriad of Abyssal Realms into an ever-growing strand </text:span><text:span text:style-name="T311">such that it might more easily devour the other demons and continue to grow</text:span><text:span text:style-name="T307">. </text:span><text:span text:style-name="T310">The Abyss turned towards scavenging the shreds of Mycelia and the pieces of Wandering Stars that it could reach, </text:span><text:span text:style-name="T308">like a beast, afraid of the light but relentless in its hunger. </text:span><text:span text:style-name="T309">It devoured.</text:span></text:p>
      <text:p text:style-name="P45"><text:tab/><text:span text:style-name="T144">A great alliance was forged between Elysium and Arborea to defeat their eternal foes, Gahenna and the Glooms. </text:span><text:span text:style-name="T145">This war wracked the Multiverse for countless millennia, tearing at the remnants of Clangor and Wandering Stars. </text:span><text:span text:style-name="T380">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5"> Eventually a peace was drawn </text:span><text:span text:style-name="T381">between the main combatants </text:span><text:span text:style-name="T145">on the neutral field of the Concordant Opposition, a silent player in the history of the Multiverse, but ever present. The small plane of the Lineament of Power rarely fought and none knew its true denizens. </text:span><text:span text:style-name="T146">It was home to the halls of negotiations between the Devils and Angels, the neutral ground of interplanar merchants and travelers. </text:span><text:span text:style-name="T147">The Concordant Opposition sat in between the warring parties. Despite the temptation of Power, none dared invade. </text:span><text:span text:style-name="T148">The Concordant Opposition </text:span><text:span text:style-name="T382">was</text:span><text:span text:style-name="T148"> eternal. </text:span><text:span text:style-name="T149">At the end of this great war, the Glooms and Arborea were left weak. </text:span><text:span text:style-name="T150">The course of the Multiverse was changing.</text:span></text:p>
      <text:p text:style-name="P119"><text:span text:style-name="T312"><text:tab/>The Shadowfell was born as the plane of Shadow tore at the Glooms, </text:span><text:span text:style-name="T313">already weakened by the Abyss,</text:span><text:span text:style-name="T312"> </text:span><text:span text:style-name="T314">slowly dissecting the ancient evil. </text:span><text:span text:style-name="T315">The armies of the Deep Wilds of Inhumanity cut at the heels of the great Arborea until the giant plane toppled. The Feywilds were born under the mind of Passion, Growth, and Inhumanity. </text:span><text:span text:style-name="T316">It was only then, as the mighty began to fall, that the Multiverse took notice of the Abyss, </text:span><text:span text:style-name="T317">but it was too late. </text:span><text:span text:style-name="T318">After its corrupting touch has devoured shards of </text:span><text:span text:style-name="T343">Wandering Stars</text:span><text:span text:style-name="T318"> and </text:span><text:span text:style-name="T319">several Gith fortresses within the Unravelling</text:span><text:span text:style-name="T318">, a third war had crowned a Third Prince of the Abyss who created the Third Pillar of the plane’s advancements. </text:span><text:span text:style-name="T319">Though the presence of the Abyss was pervasive, d</text:span><text:span text:style-name="T320">emons had rarely been seen. </text:span><text:span text:style-name="T319">A</text:span><text:span text:style-name="T320">ny who attempted to pass through the shadows of an Abyssal injunction found themselves in the Infinite Fear, the cosmic background of the Abyss. </text:span><text:span text:style-name="T321">The few that passed through it alive </text:span><text:span text:style-name="T322">and returned </text:span><text:span text:style-name="T321">could only babblingly recount the horrors of the </text:span><text:span text:style-name="T319">pit</text:span><text:span text:style-name="T321">. </text:span><text:span text:style-name="T323">Armies of angels and demons could not fight what they could not see. The war against the growing Abyss was an individual battle within the minds and hearts of all.</text:span></text:p>
      <text:p text:style-name="P45"><text:tab/><text:span text:style-name="T151">It was then that something happened that no Lineament expected: the small, unnoticed realms of Creativity and Victory destroyed the Concordant Opposition and claimed Power for themselves. </text:span><text:span text:style-name="T152">Together, armies of Far Ul and Humans swept the Multiverse and tore down each and every remaining plane. </text:span><text:span text:style-name="T153">Gahenna collapsed to the shape-shifting </text:span><text:soft-page-break/><text:span text:style-name="T153">Far Ul. The magical prowess of Humanity struck down the </text:span><text:span text:style-name="T154">Celestials. </text:span><text:span text:style-name="T155">Even the Archfey and Dark weavers of the Shadowfell were defeated.</text:span></text:p>
      <text:p text:style-name="P118"><text:span text:style-name="T176"><text:tab/></text:span><text:span text:style-name="T324">Asfalon and Artifex had shouldered this burden of slaughter to unite all the Lineaments into a fateful alliance of two planes. </text:span><text:span text:style-name="T325">Yet, </text:span><text:span text:style-name="T326">unbeknownst to Artifex, Asfalon has felt the touch of the Abyss long ago. Asfalon betrayed Artifex in order to bring the whole of the multiverse under the umbrella of the Abyss</text:span><text:span text:style-name="T327">. </text:span><text:span text:style-name="T328">Humanity was wiped out </text:span><text:span text:style-name="T326">and Artifex was killed</text:span><text:span text:style-name="T328">, and that is where this history begins, in the final struggles of the Lineaments of Artifex within the body of Asfalon.</text:span></text:p>
      <text:p text:style-name="P45"><text:tab/></text:p>
      <text:p text:style-name="P120"><text:span text:style-name="T176"><text:tab/></text:span><text:span text:style-name="T329">For much of the history of the Foam group after the supremacy of Asfalon, the remaining planar fragments were disconnected, </text:span><text:span text:style-name="T330">left to the expanding tendrils of the Abyss. </text:span><text:span text:style-name="T331">Planar fragments </text:span><text:span text:style-name="T332">occasionally collided, </text:span><text:span text:style-name="T333">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32">ll was left to the Abyssal maw.</text:span></text:p>
      <text:p text:style-name="P121"><text:span text:style-name="T331"><text:tab/></text:span><text:span text:style-name="T333">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4">the first pillar. </text:span><text:span text:style-name="T335">This he connected to a shard left from the Three-fold Glooms, and from this Shard demons poured from the Abyss, delighted at the idea of freely slaughtering and bringing pain to all. </text:span><text:span text:style-name="T336">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7">which ended when the Abyss was pulled once more into internal warfare</text:span><text:span text:style-name="T336">. </text:span><text:span text:style-name="T337">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8">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9">The three existing Abyssal Princes continue to war and </text:span><text:soft-page-break/><text:span text:style-name="T339">scheme, </text:span><text:span text:style-name="T340">knowing that Zariel holds the final</text:span><text:span text:style-name="T339"> essentia necessary to crown a new Prince and create a new pillar of the Abyss.</text:span></text:p>
      <text:p text:style-name="P121"><text:span text:style-name="T339"><text:tab/></text:span><text:span text:style-name="T341">The Princes of Demons are by no means allies, and they are not even truly the most <text:s/>powerful demons in the Abyss—though in their golden age they may have been. </text:span><text:span text:style-name="T342">Other Abyssal Lords vie for power in the Three Pillars. </text:span><text:span text:style-name="T343">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4">is in injunction with a piece of the Shadowfell.</text:span></text:p>
      <text:p text:style-name="P49"/>
      <text:p text:style-name="P49">Victory, Creativity, Shadow, Mystery, Revelation, Inhumanity, Ambition, Growth, Decay, Fear, Power, Folly, Reason, Passion, Grace, Order, xHeaven?, xHell?, The Abyss</text:p>
      <text:p text:style-name="P50"/>
      <text:p text:style-name="P51">Revelation vs Mystery, Mystery wins → Wandering Stars</text:p>
      <text:p text:style-name="P51"><text:tab/><text:span text:style-name="T391">Shards of Silent Halls left</text:span></text:p>
      <text:p text:style-name="P51">Ambition vs Folly, Folly wins → Gahenna</text:p>
      <text:p text:style-name="P51"><text:tab/><text:span text:style-name="T391">Shards of the Forges left</text:span></text:p>
      <text:p text:style-name="P53">Decay vs Fear, Fear wins → Oinos</text:p>
      <text:p text:style-name="P53"><text:tab/><text:span text:style-name="T391">Shards of Mycelia remain</text:span></text:p>
      <text:p text:style-name="P51">Passion vs Growth, Growth wins → Arborea</text:p>
      <text:p text:style-name="P51"><text:tab/><text:span text:style-name="T391">Shards of Clangor left</text:span></text:p>
      <text:p text:style-name="P51">Reason vs Grace, Grace wins → Arcadia</text:p>
      <text:p text:style-name="P51"><text:tab/><text:span text:style-name="T391">Shards of Bytopia left</text:span></text:p>
      <text:p text:style-name="P118"><text:span text:style-name="T349">Arcadia vs. Wandering Stars, Arcadia wins → Elysium (</text:span><text:span text:style-name="T350">reason, grace</text:span><text:span text:style-name="T349">, </text:span><text:span text:style-name="T351">mystery, revelation</text:span><text:span text:style-name="T349">)</text:span></text:p>
      <text:p text:style-name="P51"><text:tab/><text:span text:style-name="T391">Shards of Wandering Stars left</text:span></text:p>
      <text:p text:style-name="P55">Oinos + shards of Revelation + shards of Wandering Stars → The Grey Wastes</text:p>
      <text:p text:style-name="P57">Shadow + Shards of Revelation → early Realm of Shadow</text:p>
      <text:p text:style-name="P57"/>
      <text:p text:style-name="P57">Grey Wastes of Hades and Gahenna war against Arborea and Elysium, Grey Wastes end up weakened, as well as Arborea</text:p>
      <text:p text:style-name="P57"/>
      <text:p text:style-name="P57">early Realm of Shadow vs the Grey Wastes, Shadow wins → Shadowfell <text:span text:style-name="T123">(Shadow, Fear, Decay)</text:span></text:p>
      <text:p text:style-name="P57"><text:tab/><text:span text:style-name="T391">Shards of the Grey Wastes left </text:span><text:span text:style-name="T392">(new shards are Oinos)</text:span></text:p>
      <text:p text:style-name="P57">Inhumanity (beastlands) vs Arborea, <text:span text:style-name="T123">Inhumanity wins → Feywilds (Inhumanity, Growth, Passion)</text:span></text:p>
      <text:p text:style-name="P57"><text:tab/><text:span text:style-name="T393">Shards of Arborea left</text:span></text:p>
      <text:p text:style-name="P59">The Abyss begins swallowing shards of Mycelia + the Grey Wastes</text:p>
      <text:p text:style-name="P61">Power vs Creativity, Creativity wins → early Artifex</text:p>
      <text:p text:style-name="P61"><text:tab/><text:span text:style-name="T393">Shards of Power left</text:span></text:p>
      <text:p text:style-name="P61">Victory, early Artifex team up to defeat Gahenna, Shadowfell, Elysium, Feywild</text:p>
      <text:p text:style-name="P61"><text:soft-page-break/><text:tab/><text:span text:style-name="T124">S</text:span><text:span text:style-name="T393">hards of Gahenna, Elysium, Shadowfell, Feywild</text:span></text:p>
      <text:p text:style-name="P61">Asfalon vs Artifex, Asfalon wins → modern Asfalon</text:p>
      <text:p text:style-name="P61"/>
      <text:p text:style-name="P87"/>
      <text:p text:style-name="P63"/>
      <text:p text:style-name="P64">All of these planes (Gahenna, Wandering Stars, Feywild, Shadowfell, Elysium, and the Concordant Opposition) were killed in some cycle by Victory and Creativity, Asfalon and Artifex. In the end, Artifex<text:span text:style-name="T112"> left no corpse, as Asfalon so completely destroyed it that even its essentia were swallowed whole. Thus, only 2</text:span><text:span text:style-name="T113">nd</text:span><text:span text:style-name="T112"> </text:span><text:span text:style-name="T116">(Gahenna, Wandering Stars, Feywild, Shadowfell, Elysium, Concordant Opposition), 3</text:span><text:span text:style-name="T114">rd</text:span><text:span text:style-name="T116"> (Forges of Creation, Silent Halls, Arborea, The Grey Wastes, Bytopia), and 4</text:span><text:span text:style-name="T114">th</text:span><text:span text:style-name="T116"> (Clangor, Mycelia) </text:span><text:span text:style-name="T112">degree corpses remain alongside Asfalon. </text:span><text:span text:style-name="T115">An entire planar war was wiped away, leaving only shreds of past wars behind.</text:span></text:p>
      <text:p text:style-name="P64"/>
      <text:p text:style-name="P65">These wars were to fend off the Abyss, which corrupts entire planes (leaving no corpses behind). <text:span text:style-name="T117">The Abyss had an unknown number of layers, as it divides its corrupted planes upon swallowing them. </text:span><text:span text:style-name="T118">It has devoured several whole planes and is working its way through the corpses, trying to reach Asfalon.</text:span></text:p>
      <text:p text:style-name="P65"/>
      <text:p text:style-name="P66">The corpses left behind by Asfalon are a mess. In some cases, unravelling shreds of planar material have come in contact to form new patchwork planes: the Seven Heavens and Nine Hells inhabited by a variety of <text:span text:style-name="T119">mortals once resident to the dead planes.</text:span></text:p>
      <text:p text:style-name="P66"><text:span text:style-name="T119">The angelic beings of the Seven Heavens primarily came from Elysium, </text:span><text:span text:style-name="T120">Bytopia,</text:span><text:span text:style-name="T119"> and the few ancient pieces of Arborea that remain.</text:span></text:p>
      <text:p text:style-name="P67">The Nine Hells are nine planar shreds primarily from The Grey Wastes of Hades, Mycelia, the Concordant Opposition, and Gahenna. <text:span text:style-name="T121">The Devils here were natives to Gahenna </text:span><text:span text:style-name="T122">before its fall.</text:span></text:p>
      <text:p text:style-name="P68"/>
      <text:p text:style-name="P51">Between these two groups are the planar shards known now as Acheron the Eternal Battlefield. Pieces of Clangor, </text:p>
      <text:p text:style-name="P51"/>
      <text:p text:style-name="P51"/>
      <text:p text:style-name="P69">What is Artifex’ strategy to defeat the Lineaments of Asfalon?</text:p>
      <text:p text:style-name="P70">Creativity wants to first kill the Nousant and stop the development of the Far Ul. <text:span text:style-name="T159">In order to do this, they Power </text:span><text:span text:style-name="T16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1">Through the war, the Anariima became central to the manipulation of the Far Ul. </text:span><text:span text:style-name="T162">Power, through this time, was in contact with Guire and Selor for thousands of years </text:span><text:span text:style-name="T163">and became fascinated with them. </text:span><text:span text:style-name="T164">They had fallen right into his plot, though they believed they were </text:span><text:span text:style-name="T165">the antagonizers. </text:span><text:span text:style-name="T166">In the end, Power revealed to them his plan and the truth behind it. That is why they did not stop Eres </text:span><text:soft-page-break/><text:span text:style-name="T166">from releasing Power from his tether at the proper moment—when Finiel was unstable enough to destroy it with Corilya.</text:span></text:p>
      <text:p text:style-name="P72">When he was released from the tether, Power was too weak to continue in one piece. He fractured himself into six shards, which hid across the planet after the murder of Ehlu.</text:p>
      <text:p text:style-name="P73">Guire and Selor are close with Power—though neither is indebted to the other. <text:span text:style-name="T167">For their part in his plan, Power forgave them and cleared their consciences.</text:span></text:p>
      <text:p text:style-name="P71"/>
      <text:p text:style-name="P74">So, what next? The Lineaments of Artifex are faced with the creation of the astar and the depth of the Usada. The<text:span text:style-name="T168">y lay low for a time while the shards of Power regain their strength. </text:span><text:span text:style-name="T169">The mortals are in too weak a state to aid either side.</text:span></text:p>
      <text:p text:style-name="P75">-Wait for mortals to regain their strength / end the Usada and bind Passion to the corpse of <text:span text:style-name="T170">Ehlu.</text:span></text:p>
      <text:p text:style-name="P76"><text:span text:style-name="T169">-</text:span><text:span text:style-name="T171">Asfalon believes the mortals are too volatile. With magic, they might destroy themselves. In order to preserve them, Asfalon orchestrates Apythia’s ritual. </text:span><text:span text:style-name="T172">Artifex doesn’t like this—they don’t care about the mortals in the same way as Asfalon. </text:span><text:span text:style-name="T173">To Artifex, the mortals are just tools be used—though, spend enough time with them and even Artifex would find a soft-spot for them.</text:span></text:p>
      <text:p text:style-name="P76">-<text:span text:style-name="T174">After Apythia’s ritual, Artifex is bend on the rejuvination of magic ASAP. Asfalon wants to wait and reintroduce it at the proper time.</text:span></text:p>
      <text:p text:style-name="P76">-<text:span text:style-name="T175">After the reintroduction of magic, Artifex wants to push for interplanar magic and gates, which would allow them to reintroduce their secret weapon: humanity.</text:span></text:p>
      <text:p text:style-name="P46"/>
      <text:p text:style-name="P47"/>
      <text:p text:style-name="P77">Asfalon – Victory</text:p>
      <text:p text:style-name="P77">Artifex – Creativity</text:p>
      <text:p text:style-name="P77">---Shadowfell - Shadow</text:p>
      <text:p text:style-name="P77">---Feywild – Inhumanity</text:p>
      <text:p text:style-name="P78">---Hammergrim? – Ambition</text:p>
      <text:p text:style-name="P45"><text:span text:style-name="T96">---Arborea</text:span><text:span text:style-name="T94"> – Growth</text:span></text:p>
      <text:p text:style-name="P77">---Mycelia / <text:span text:style-name="T100">Oinos</text:span> - Decay</text:p>
      <text:p text:style-name="P45"><text:span text:style-name="T102">---The Grey Waste</text:span><text:span text:style-name="T94"> – Fear</text:span></text:p>
      <text:p text:style-name="P79">---T<text:span text:style-name="T111">he Concordant Opposition</text:span> – Power</text:p>
      <text:p text:style-name="P79">---Great Spires <text:span text:style-name="T99">of Gahenna</text:span> – Folly</text:p>
      <text:p text:style-name="P45"><text:span text:style-name="T109">---</text:span><text:span text:style-name="T111">Bytopia</text:span><text:span text:style-name="T109"> - </text:span><text:span text:style-name="T110">Reason/</text:span><text:span text:style-name="T95">Wisdom</text:span></text:p>
      <text:p text:style-name="P80"><text:span text:style-name="T101">---Pandemonium / </text:span><text:span text:style-name="T103">Ysgard</text:span> / <text:span text:style-name="T107">Clangor </text:span>– Passion</text:p>
      <text:p text:style-name="P80"><text:span text:style-name="T104">---Elysium - </text:span>Grace</text:p>
      <text:p text:style-name="P78">---The Labrynth – Mystery <text:span text:style-name="T108">| Beholders</text:span></text:p>
      <text:p text:style-name="P45"><text:span text:style-name="T105">---Nirvana / </text:span><text:span text:style-name="T106">Silent Halls</text:span><text:span text:style-name="T96"> – Revelation</text:span></text:p>
      <text:p text:style-name="P9"/>
      <text:p text:style-name="P85">Millions of sentient Rings circling a central star-heart of Artifex, the rings are inhabited along the inside. The outside of each ring burns like fire, illuminating the next ring. The rings precess around the heart</text:p>
      <text:p text:style-name="P85"><text:soft-page-break/></text:p>
      <text:p text:style-name="P97">The final-life Nousant is a primary being composed of a combination of finite and infinite spacetime in the form of an entire complex universe.</text:p>
      <text:p text:style-name="P97"/>
      <text:p text:style-name="P97">Primary beings devour some “infinite” spacetime in order to accelerate a finite spacetime, allowing the evolutionary incubation of secondary beings. <text:span text:style-name="T424">But the “universe” of planets, galaxies, etc, is a very “Asfalon” thing. The other planes are by no means bound by this model. Their “infinities” can be very very different. </text:span><text:span text:style-name="T425">What influences the shape of the finite? The Nousants are practically whole hemispheres of a planet. Why?</text:span></text:p>
      <text:p text:style-name="P97">-<text:span text:style-name="T426">Primary beings from the same neighborhood tend to form secondary beings that are similar – and also generally <text:s/>have “matter” and Earth-like character (trees, mountains, volcanoes, fire pits, etc).</text:span></text:p>
      <text:p text:style-name="P113">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30"><text:span text:style-name="T176">So: a hemisphere bowl with a whole universe inside is much more complicated than early Nousants. </text:span><text:span text:style-name="T360">At its inception, Asfalon’s Nousants were beings for whom victory and success meant everything.</text:span></text:p>
      <text:p text:style-name="P97"/>
      <text:p text:style-name="P98">Normal “dimensions” of a plane: aphysical+physical. Play on these being devoured for incubation</text:p>
      <text:p text:style-name="P10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8"/>
      <text:p text:style-name="P102"/>
      <text:p text:style-name="P89"/>
      <text:p text:style-name="P126"><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 →</text:span><text:span text:style-name="T187"> rakshasa, genasi, djinn</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2"/>
      <text:p text:style-name="P126"><text:span text:style-name="T385">Silent Halls of Revelation</text:span><text:span text:style-name="T345">, Forges of Ambition, </text:span><text:span text:style-name="T385">Mycelia (Decay)</text:span><text:span text:style-name="T345">, </text:span><text:span text:style-name="T385">Passions of Clangor</text:span><text:span text:style-name="T345">, </text:span><text:span text:style-name="T385">Bytopia (Reason),</text:span><text:span text:style-name="T345"> </text:span><text:span text:style-name="T385">Wandering Stars (mystery, revelation),</text:span><text:span text:style-name="T345"> </text:span><text:span text:style-name="T385">Oinos (Fear, Decay),</text:span><text:span text:style-name="T345"> Arborea (Passion, growth), </text:span><text:span text:style-name="T386">Concordant Opposition (power)</text:span><text:span text:style-name="T352">, Gahenna (ambition, folly), </text:span><text:span text:style-name="T386">Elysium (</text:span><text:span text:style-name="T387">reason, grace</text:span><text:span text:style-name="T386">, mystery, revelation)</text:span><text:span text:style-name="T352">, Shadowfell (Shadow, fear, decay), Feywild (inhumanity, growth, passion)</text:span></text:p>
      <text:p text:style-name="P93"/>
      <text:p text:style-name="P93"><text:soft-page-break/></text:p>
      <text:p text:style-name="P93"/>
      <text:p text:style-name="P128"><text:span text:style-name="T352">T</text:span><text:span text:style-name="T353">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4">The languages of the people were beginning to homogenize, but by this time there were still several human dialects. </text:span><text:span text:style-name="T355">Human languages are based on Afro-asiatic / Afro-semitic, Sino-Tibetan, and Turkic languages. </text:span><text:span text:style-name="T356">Because the humans are on an Unravelling piece of the Feywild, the bridge-injunction manifests on Asfalon as a corrupt/elemental fairy ring. </text:span><text:span text:style-name="T357">So, generally, a ring through which interplanar travel is possible (at certain times?) </text:span><text:span text:style-name="T358">The bridge-injunction with Asfalon appears as </text:span></text:p>
      <text:p text:style-name="P94"/>
      <text:p text:style-name="P128"/>
      <text:p text:style-name="P94">---</text:p>
      <text:p text:style-name="P127"><text:span text:style-name="T358">M</text:span><text:span text:style-name="T176">ore notes on Abyssal timeline:</text:span></text:p>
      <text:p text:style-name="P95">First Prince of Demons, the Pale Night, who rose after the Abyss devoured its first unknown victim: created the **Staff**, used it to reshape the Abyss into a Spine to more easily funnel demons into its realm to control them.</text:p>
      <text:p text:style-name="P95"/>
      <text:p text:style-name="P9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5"/>
      <text:p text:style-name="P95">Fraz rules both Abyssal Pillars with his Staff.</text:p>
      <text:p text:style-name="P95">The Tenari are born as the First Pillar devours the Three-Fold Glooms. Orcus is born.</text:p>
      <text:p text:style-name="P95"/>
      <text:p text:style-name="P9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5"><text:soft-page-break/></text:p>
      <text:p text:style-name="P95">Artifex and Asfalon rise, killing all other planes. History of the Last Nousant begins.</text:p>
      <text:p text:style-name="P95"/>
      <text:p text:style-name="P95">Abyss had free-range sport of the shards until Vanemer created the Astral Web.</text:p>
      <text:p text:style-name="P95"/>
      <text:p text:style-name="P95">Fourth Civil War--ongoing, one piece of essentia is held by Zariel.</text:p>
      <text:p text:style-name="P95"/>
      <text:p text:style-name="P9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5"/>
      <text:p text:style-name="P95"/>
      <text:p text:style-name="P95"/>
      <text:p text:style-name="P95"/>
      <text:p text:style-name="P95"/>
      <text:p text:style-name="P95">-<text:span text:style-name="T420">On the Elder Evils, the Wandering Stars</text:span></text:p>
      <text:p text:style-name="P9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6"/>
      <text:p text:style-name="P129"><text:span text:style-name="T176">Currently, numerous Wandering Stars injunct with Fey Courts, Astral Bridges, the Heavens, Hells, Shadowfell, even the Abyss. </text:span><text:span text:style-name="T359">Notably, several injunct with the Fey Court of Bleakwood.</text:span></text:p>
      <text:p text:style-name="P95"/>
      <text:p text:style-name="P52">Revelation vs Mystery, Mystery wins → Wandering Stars</text:p>
      <text:p text:style-name="P52"><text:tab/><text:span text:style-name="T391">Shards of Silent Halls left</text:span></text:p>
      <text:p text:style-name="P52">Ambition vs Folly, Folly wins → Gahenna</text:p>
      <text:p text:style-name="P52"><text:tab/><text:span text:style-name="T391">Shards of the Forges left</text:span></text:p>
      <text:p text:style-name="P54">Decay vs Fear, Fear wins → Oinos</text:p>
      <text:p text:style-name="P54"><text:tab/><text:span text:style-name="T391">Shards of Mycelia remain</text:span></text:p>
      <text:p text:style-name="P52">Passion vs Growth, Growth wins → Arborea</text:p>
      <text:p text:style-name="P52"><text:tab/><text:span text:style-name="T391">Shards of Clangor left</text:span></text:p>
      <text:p text:style-name="P52">Reason vs Grace, Grace wins → Arcadia</text:p>
      <text:p text:style-name="P52"><text:tab/><text:span text:style-name="T391">Shards of Bytopia left</text:span></text:p>
      <text:p text:style-name="P131"><text:span text:style-name="T349">Arcadia vs. Wandering Stars, Arcadia wins → Elysium (</text:span><text:span text:style-name="T350">reason, grace</text:span><text:span text:style-name="T349">, </text:span><text:span text:style-name="T351">mystery, revelation</text:span><text:span text:style-name="T349">)</text:span></text:p>
      <text:p text:style-name="P52"><text:tab/><text:span text:style-name="T391">Shards of Wandering Stars left</text:span></text:p>
      <text:p text:style-name="P56"><text:soft-page-break/>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23">(Shadow, Fear, Decay)</text:span></text:p>
      <text:p text:style-name="P58"><text:tab/><text:span text:style-name="T391">Shards of the Grey Wastes left </text:span><text:span text:style-name="T392">(new shards are Oinos)</text:span></text:p>
      <text:p text:style-name="P58">Inhumanity (beastlands) vs Arborea, <text:span text:style-name="T123">Inhumanity wins → Feywilds (Inhumanity, Growth, Passion)</text:span></text:p>
      <text:p text:style-name="P58"><text:tab/><text:span text:style-name="T393">Shards of Arborea left</text:span></text:p>
      <text:p text:style-name="P60">The Abyss begins swallowing shards of Mycelia + the Grey Wastes</text:p>
      <text:p text:style-name="P62">Power vs Creativity, Creativity wins → early Artifex</text:p>
      <text:p text:style-name="P62"><text:tab/><text:span text:style-name="T393">Shards of Power left</text:span></text:p>
      <text:p text:style-name="P62">Victory, early Artifex team up to defeat Gahenna, Shadowfell, Elysium, Feywild</text:p>
      <text:p text:style-name="P62"><text:tab/><text:span text:style-name="T124">S</text:span><text:span text:style-name="T393">hards of Gahenna, Elysium, Shadowfell, Feywild</text:span></text:p>
      <text:p text:style-name="P62">Asfalon vs Artifex, Asfalon wins → modern Asfalon</text:p>
      <text:p text:style-name="P62"/>
      <text:p text:style-name="P47"/>
      <text:p text:style-name="P47"><text:span text:style-name="T394">Far Ul</text:span><text:span text:style-name="T125"> (Victory), </text:span><text:span text:style-name="T394">Humans</text:span><text:span text:style-name="T125"> (Creativity), </text:span><text:span text:style-name="T394">??</text:span><text:span text:style-name="T125"> </text:span><text:span text:style-name="T421">(Power)</text:span><text:span text:style-name="T125">, </text:span><text:span text:style-name="T395">Gith</text:span><text:span text:style-name="T125"> </text:span><text:span text:style-name="T421">(Revelation)</text:span><text:span text:style-name="T125">, </text:span><text:span text:style-name="T394">Beholders</text:span><text:span text:style-name="T125"> (Mystery), </text:span><text:span text:style-name="T396">Devils</text:span><text:span text:style-name="T125"> (Folly), </text:span><text:span text:style-name="T396">proto-Genasi</text:span><text:span text:style-name="T125"> (Ambition), </text:span><text:span text:style-name="T397">Slaad</text:span><text:span text:style-name="T125"> (Decay), </text:span><text:span text:style-name="T396">Daemons</text:span><text:span text:style-name="T125"> (Fear), </text:span><text:span text:style-name="T398">Beast</text:span><text:span text:style-name="T399">lings</text:span><text:span text:style-name="T422"> </text:span><text:span text:style-name="T125">(Growth), </text:span><text:span text:style-name="T394">??</text:span><text:span text:style-name="T400"> </text:span><text:span text:style-name="T401">+ Warforged</text:span><text:span text:style-name="T125"> (Passion), </text:span><text:span text:style-name="T402">Dwarves + Gnomes</text:span><text:span text:style-name="T125"> (Reason), </text:span><text:span text:style-name="T394">Angels</text:span><text:span text:style-name="T125"> (Grace), </text:span><text:span text:style-name="T394">Shades</text:span><text:span text:style-name="T125"> (Shadow), </text:span><text:span text:style-name="T394">Fey</text:span><text:span text:style-name="T125"> (Inhumanity), </text:span><text:span text:style-name="T394">Demons</text:span><text:span text:style-name="T125"> (</text:span><text:span text:style-name="T423">Infinity</text:span><text:span text:style-name="T125">).</text:span></text:p>
      <text:p text:style-name="P114"/>
      <text:p text:style-name="P115">Revelation + Fear + Mystery = Far Realm</text:p>
      <text:p text:style-name="P115">Revelation + Mystery = Wandering Stars</text:p>
      <text:p text:style-name="P114"/>
      <text:p text:style-name="P145">Normal playables, celestials, hellspawn, dragons, aberrations, fey, giants</text:p>
      <text:p text:style-name="P146"><text:span text:style-name="T176"><text:line-break/></text:span><text:span text:style-name="T365">Victory: shapeshifters/</text:span><text:span text:style-name="T370">dragons</text:span><text:span text:style-name="T176"><text:line-break/>Creativity: humans<text:line-break/>Power: the Lady of Pain<text:line-break/>Revelation: </text:span><text:span text:style-name="T366">aboleths (importance of past and memory)</text:span><text:span text:style-name="T176"><text:line-break/>Mystery: </text:span><text:span text:style-name="T366">beholders (dreaming reproduction)</text:span><text:span text:style-name="T176"><text:line-break/>Folly:</text:span><text:span text:style-name="T365"> </text:span><text:span text:style-name="T369">Fey </text:span><text:span text:style-name="T370">+ </text:span><text:span text:style-name="T365">Goblinoids</text:span><text:span text:style-name="T176"><text:line-break/>Ambition/</text:span><text:span text:style-name="T369">Wish</text:span><text:span text:style-name="T176">: </text:span><text:span text:style-name="T368">Zodar</text:span><text:span text:style-name="T176"><text:line-break/>Decay: </text:span><text:span text:style-name="T365">slaad</text:span><text:span text:style-name="T176"><text:line-break/>Fear: </text:span><text:span text:style-name="T367">dragons/</text:span><text:span text:style-name="T176"><text:line-break/>Growth:</text:span><text:span text:style-name="T365"> </text:span><text:span text:style-name="T367">giants</text:span><text:span text:style-name="T176"><text:line-break/>Passion: </text:span><text:span text:style-name="T369">Gnomes +</text:span><text:span text:style-name="T365">Dwarves + Halflings </text:span><text:span text:style-name="T370">Small Folk</text:span><text:span text:style-name="T176"><text:line-break/>Reason: </text:span><text:span text:style-name="T371">mind flayers</text:span><text:span text:style-name="T176"><text:line-break/></text:span><text:soft-page-break/><text:span text:style-name="T176">Grace: </text:span><text:span text:style-name="T370">Celestials</text:span><text:span text:style-name="T176"><text:line-break/>Shadow: devils </text:span><text:span text:style-name="T371">+ </text:span><text:span text:style-name="T365">daemons</text:span><text:span text:style-name="T176"><text:line-break/>Inhumanity: </text:span><text:span text:style-name="T365">beast folk + plant folk </text:span><text:span text:style-name="T371">+ bug folk</text:span><text:span text:style-name="T176"><text:line-break/>Infinity: Demons<text:line-break/><text:line-break/>Primary Races I want to include: beholders, mind flayers, </text:span><text:span text:style-name="T365">aboleths, </text:span><text:span text:style-name="T388">devils, daemons</text:span><text:span text:style-name="T176">, </text:span><text:span text:style-name="T384">genasi</text:span><text:span text:style-name="T176">, </text:span><text:span text:style-name="T384">slaad</text:span><text:span text:style-name="T176">, myconids, warforged,</text:span><text:span text:style-name="T384"> dwarves, gnomes, halflings, angels</text:span><text:span text:style-name="T176">, </text:span><text:span text:style-name="T384">fey</text:span><text:span text:style-name="T176">, aasimar, eladrin, </text:span><text:span text:style-name="T384">bugbear, goblins</text:span><text:span text:style-name="T176">, centaurs, orcs, </text:span><text:span text:style-name="T384">dragons</text:span><text:span text:style-name="T176">, giants, </text:span><text:span text:style-name="T384">bird folk, lizardfolk + salamen, yuan-ti, cat folk</text:span><text:span text:style-name="T176">, thri-kreen, harsaaf, </text:span><text:span text:style-name="T384">plant folk</text:span><text:span text:style-name="T176"><text:line-break/>Placed: humans<text:line-break/><text:line-break/>Secondary race: </text:span><text:span text:style-name="T365">gith are humans corrupted by mind flayers, similar to kalashtars – psionic humans</text:span></text:p>
      <text:p text:style-name="P134"><text:span text:style-name="T365">How does this happen? Unique property of Mystery – can take and enslave Primary beings?</text:span><text:span text:style-name="T17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425057700032">
          <table:table-cell table:style-name="Table1.A1" office:value-type="string">
            <text:p text:style-name="P136">Victory</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row>
        <table:table-row table:style-name="TableLine94425057553872">
          <table:table-cell table:style-name="Table1.A1" office:value-type="string">
            <text:p text:style-name="P136">Creativity</text:p>
          </table:table-cell>
          <table:table-cell table:style-name="Table1.A1" office:value-type="string">
            <text:p text:style-name="P139">Artifex</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row>
        <table:table-row table:style-name="TableLine94425057557424">
          <table:table-cell table:style-name="Table1.A1" office:value-type="string">
            <text:p text:style-name="P136">Shadow</text:p>
          </table:table-cell>
          <table:table-cell table:style-name="Table1.A1" office:value-type="string">
            <text:p text:style-name="P140">Mabar</text:p>
          </table:table-cell>
          <table:table-cell table:style-name="Table1.A1" office:value-type="string">
            <text:p text:style-name="P137">Shadowfell</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cell table:style-name="Table1.A1" office:value-type="string">
            <text:p text:style-name="P143"/>
          </table:table-cell>
        </table:table-row>
        <table:table-row table:style-name="TableLine94425057560624">
          <table:table-cell table:style-name="Table1.A1" office:value-type="string">
            <text:p text:style-name="P136">Inhumanity</text:p>
          </table:table-cell>
          <table:table-cell table:style-name="Table1.A1" office:value-type="string">
            <text:p text:style-name="P139">Beastlands</text:p>
          </table:table-cell>
          <table:table-cell table:style-name="Table1.A1" office:value-type="string">
            <text:p text:style-name="P139">Arborea</text:p>
          </table:table-cell>
          <table:table-cell table:style-name="Table1.A1" office:value-type="string">
            <text:p text:style-name="P136">Feywilds</text:p>
          </table:table-cell>
          <table:table-cell table:style-name="Table1.A1" office:value-type="string">
            <text:p text:style-name="P139">Asfalon</text:p>
          </table:table-cell>
          <table:table-cell table:style-name="Table1.A1" office:value-type="string">
            <text:p text:style-name="P139"/>
          </table:table-cell>
        </table:table-row>
        <table:table-row table:style-name="TableLine94425057568576">
          <table:table-cell table:style-name="Table1.A1" office:value-type="string">
            <text:p text:style-name="P136">Ambition</text:p>
          </table:table-cell>
          <table:table-cell table:style-name="Table1.A1" office:value-type="string">
            <text:p text:style-name="P139">Avernus</text:p>
          </table:table-cell>
          <table:table-cell table:style-name="Table1.A1" office:value-type="string">
            <text:p text:style-name="P136">Gahenna</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cell table:style-name="Table1.A1" office:value-type="string">
            <text:p text:style-name="P143"/>
          </table:table-cell>
        </table:table-row>
        <table:table-row table:style-name="TableLine94425057573392">
          <table:table-cell table:style-name="Table1.A1" office:value-type="string">
            <text:p text:style-name="P136">Growth</text:p>
          </table:table-cell>
          <table:table-cell table:style-name="Table1.A1" office:value-type="string">
            <text:p text:style-name="P140">Deep Wilds</text:p>
          </table:table-cell>
          <table:table-cell table:style-name="Table1.A1" office:value-type="string">
            <text:p text:style-name="P136">Arborea</text:p>
          </table:table-cell>
          <table:table-cell table:style-name="Table1.A1" office:value-type="string">
            <text:p text:style-name="P136">Feywilds</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row>
        <table:table-row table:style-name="TableLine94425057578320">
          <table:table-cell table:style-name="Table1.A1" office:value-type="string">
            <text:p text:style-name="P136">Decay</text:p>
          </table:table-cell>
          <table:table-cell table:style-name="Table1.A1" office:value-type="string">
            <text:p text:style-name="P139">Mycelia</text:p>
          </table:table-cell>
          <table:table-cell table:style-name="Table1.A1" office:value-type="string">
            <text:p text:style-name="P136">Grey Wastes</text:p>
          </table:table-cell>
          <table:table-cell table:style-name="Table1.A1" office:value-type="string">
            <text:p text:style-name="P136">Shadowfell</text:p>
          </table:table-cell>
          <table:table-cell table:style-name="Table1.A1" office:value-type="string">
            <text:p text:style-name="P139">Asfalon</text:p>
          </table:table-cell>
          <table:table-cell table:style-name="Table1.A1" office:value-type="string">
            <text:p text:style-name="P139"/>
          </table:table-cell>
        </table:table-row>
        <table:table-row table:style-name="TableLine94425057641056">
          <table:table-cell table:style-name="Table1.A1" office:value-type="string">
            <text:p text:style-name="P136">Fear</text:p>
          </table:table-cell>
          <table:table-cell table:style-name="Table1.A1" office:value-type="string">
            <text:p text:style-name="P143">?</text:p>
          </table:table-cell>
          <table:table-cell table:style-name="Table1.A1" office:value-type="string">
            <text:p text:style-name="P136">Grey Wastes</text:p>
          </table:table-cell>
          <table:table-cell table:style-name="Table1.A1" office:value-type="string">
            <text:p text:style-name="P136">Shadowfell</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row>
        <table:table-row table:style-name="TableLine94425057608880">
          <table:table-cell table:style-name="Table1.A1" office:value-type="string">
            <text:p text:style-name="P136">Power</text:p>
          </table:table-cell>
          <table:table-cell table:style-name="Table1.A1" office:value-type="string">
            <text:p text:style-name="P136">Concordant Opposition</text:p>
          </table:table-cell>
          <table:table-cell table:style-name="Table1.A1" office:value-type="string">
            <text:p text:style-name="P139">Artifex</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row>
        <table:table-row table:style-name="TableLine94425057634896">
          <table:table-cell table:style-name="Table1.A1" office:value-type="string">
            <text:p text:style-name="P136">Folly</text:p>
          </table:table-cell>
          <table:table-cell table:style-name="Table1.A1" office:value-type="string">
            <text:p text:style-name="P142">Khalas</text:p>
          </table:table-cell>
          <table:table-cell table:style-name="Table1.A1" office:value-type="string">
            <text:p text:style-name="P136">Gahenna</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row>
        <table:table-row table:style-name="TableLine94425057614384">
          <table:table-cell table:style-name="Table1.A1" office:value-type="string">
            <text:p text:style-name="P136">Reason</text:p>
          </table:table-cell>
          <table:table-cell table:style-name="Table1.A1" office:value-type="string">
            <text:p text:style-name="P139">Bytopia</text:p>
          </table:table-cell>
          <table:table-cell table:style-name="Table1.A1" office:value-type="string">
            <text:p text:style-name="P139">Arcadia</text:p>
          </table:table-cell>
          <table:table-cell table:style-name="Table1.A1" office:value-type="string">
            <text:p text:style-name="P136">Elysium</text:p>
          </table:table-cell>
          <table:table-cell table:style-name="Table1.A1" office:value-type="string">
            <text:p text:style-name="P141">Artifex</text:p>
          </table:table-cell>
          <table:table-cell table:style-name="Table1.A1" office:value-type="string">
            <text:p text:style-name="P141">Asfalon</text:p>
          </table:table-cell>
        </table:table-row>
        <table:table-row table:style-name="TableLine94425057616704">
          <table:table-cell table:style-name="Table1.A1" office:value-type="string">
            <text:p text:style-name="P136">Passion</text:p>
          </table:table-cell>
          <table:table-cell table:style-name="Table1.A1" office:value-type="string">
            <text:p text:style-name="P139">Clangor</text:p>
          </table:table-cell>
          <table:table-cell table:style-name="Table1.A1" office:value-type="string">
            <text:p text:style-name="P136">Arborea</text:p>
          </table:table-cell>
          <table:table-cell table:style-name="Table1.A1" office:value-type="string">
            <text:p text:style-name="P136">Feywild</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425057599552">
          <table:table-cell table:style-name="Table1.A1" office:value-type="string">
            <text:p text:style-name="P136">Grace</text:p>
          </table:table-cell>
          <table:table-cell table:style-name="Table1.A1" office:value-type="string">
            <text:p text:style-name="P139">?</text:p>
          </table:table-cell>
          <table:table-cell table:style-name="Table1.A1" office:value-type="string">
            <text:p text:style-name="P139">Arcadia</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425057628096">
          <table:table-cell table:style-name="Table1.A1" office:value-type="string">
            <text:p text:style-name="P136">Mystery</text:p>
          </table:table-cell>
          <table:table-cell table:style-name="Table1.A1" office:value-type="string">
            <text:p text:style-name="P138">Wandering Stars</text:p>
          </table:table-cell>
          <table:table-cell table:style-name="Table1.A1" office:value-type="string">
            <text:p text:style-name="P138">Wandering Stars</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425057590528">
          <table:table-cell table:style-name="Table1.A1" office:value-type="string">
            <text:p text:style-name="P136">Revelation</text:p>
          </table:table-cell>
          <table:table-cell table:style-name="Table1.A1" office:value-type="string">
            <text:p text:style-name="P136">Silent Halls</text:p>
          </table:table-cell>
          <table:table-cell table:style-name="Table1.A1" office:value-type="string">
            <text:p text:style-name="P138">Wandering <text:soft-page-break/>Stars</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
      <text:p text:style-name="P47"/>
      <text:p text:style-name="P101">Universe ideas:</text:p>
      <text:p text:style-name="P101"/>
      <text:p text:style-name="P104">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4"><text:tab/>When this world is killed, it spills the fluid of these alternate times and infinite histories.</text:p>
      <text:p text:style-name="P104"/>
      <text:p text:style-name="P43">Mystery: <text:span text:style-name="T429">dreamworld</text:span></text:p>
      <text:p text:style-name="P101">A universe of twisting experience (think like a dream) in which you often experience things that you do not or can not remember. Ie, sleeping beauty paradox x Dreamtime</text:p>
      <text:p text:style-name="P104">A universe <text:span text:style-name="T427">where reality is layered in hidden and secret dimensions and unknown forces. Simply turning or looking different directions can push you into weird dimensions and places.</text:span></text:p>
      <text:p text:style-name="P101">Set within the mystery-space are irregularly shaped pockets of stability in which experience is more solid. What this experience is like, however, is entirely dependent on the being in it. Visitors often see dream-like echoes of their own experiences.</text:p>
      <text:p text:style-name="P104"/>
      <text:p text:style-name="P133"><text:span text:style-name="T361">Victory</text:span><text:span text:style-name="T362">: </text:span><text:span text:style-name="T364">Material world</text:span></text:p>
      <text:p text:style-name="P132"><text:span text:style-name="T362">A </text:span><text:span text:style-name="T176">universe of spheres suspended in space, with physical laws like we know them. On each sphere, dynamic and ever changing landscapes battle and challenge those living on them.</text:span><text:span text:style-name="T363">s</text:span></text:p>
      <text:p text:style-name="P105">Collapsed into the Nousant bowl</text:p>
      <text:p text:style-name="P106"/>
      <text:p text:style-name="P44">Shadow: <text:span text:style-name="T429">Eclipseworld</text:span></text:p>
      <text:p text:style-name="P10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6"/>
      <text:p text:style-name="P44">Inhumanity: <text:span text:style-name="T429">The Spiral, Stonevoid world</text:span></text:p>
      <text:p text:style-name="P101">A plane of stone with intermittent mini-planet sized hollows connected by tunnels akin to The Spiral.</text:p>
      <text:p text:style-name="P135">Light doesn't illuminate in this cosmos - it obfuscates. Photons carry properties of confusion and disorientation. The more brightly lit an area is, the less comprehensible it becomes, leading to a universe where darkness is the closest thing to comfort.</text:p>
      <text:p text:style-name="P106"/>
      <text:p text:style-name="P44"><text:soft-page-break/>Ambition/<text:span text:style-name="T428">Wish</text:span>: <text:span text:style-name="T429">Worldlines, Storylines, ruled by the Watchers+Emanations+Seraphim</text:span></text:p>
      <text:p text:style-name="P101">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1">a universe of desire, longing, hope, of something always on the brink of attainable.</text:p>
      <text:p text:style-name="P101">The people: Zodar; wish-giving people bound to objects.</text:p>
      <text:p text:style-name="P106"/>
      <text:p text:style-name="P44">Growth: <text:span text:style-name="T429">minecraftian generating world</text:span></text:p>
      <text:p text:style-name="P10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6"/>
      <text:p text:style-name="P44">Decay: <text:span text:style-name="T429">Limbo</text:span></text:p>
      <text:p text:style-name="P101">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5"/>
      <text:p text:style-name="P112"><text:span text:style-name="T391">Creativity: </text:span><text:span text:style-name="T403">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391">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text:soft-page-break/>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391">Fear: darkness with unlife things, unknowable</text:span><text:line-break/></text:p>
      <text:p text:style-name="P131"><text:span text:style-name="T177">Power: concorda t opposition, lady of pain</text:span><text:span text:style-name="T176"><text:line-break/><text:line-break/></text:span><text:span text:style-name="T177">Reason: </text:span><text:span text:style-name="T188">logictime, binary world physical + aphysical</text:span><text:span text:style-name="T17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etc.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77">Folly: </text:span><text:span text:style-name="T188">absurdity, defies logic,</text:span><text:span text:style-name="T17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ext:span><text:soft-page-break/><text:span text:style-name="T176">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77">Passion: </text:span><text:span text:style-name="T188">Tron meets Roshar</text:span><text:span text:style-name="T17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ext:span><text:soft-page-break/><text:span text:style-name="T176">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77">Grace: elegance in movement, </text:span><text:span text:style-name="T188">bubble auroras</text:span><text:span text:style-name="T17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77">Revelation: </text:span><text:span text:style-name="T188">crystaline worlds, mists whispering of past and future, Taravangian world</text:span><text:span text:style-name="T176"><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5"/>
      <text:p text:style-name="P99"/>
      <text:p text:style-name="P86"/>
      <text:p text:style-name="P107">The infinity in <text:span text:style-name="T391">Shadowfell</text:span> is life itself—nothing can die, only decay forever.</text:p>
      <text:p text:style-name="P107"><text:span text:style-name="T391">Wandering Stars</text:span> is a finite maze with a clear beginning and end, but each incorrect path is infinite.</text:p>
      <text:p text:style-name="P90"><text:soft-page-break/><text:span text:style-name="T391">Silent Halls of Revelation</text:span>: <text:span text:style-name="T407">a vast flat plane, home of the Gith, where dreams are infinite and lead to more and more dreams. This is a very abstract place.</text:span></text:p>
      <text:p text:style-name="P108"><text:span text:style-name="T391">Avernus/Forges of Ambition:</text:span> <text:span text:style-name="T412">A finite world of volcanic forges that spew forth the infinite heart of the plane, stuff that shapes itself and turns dreams into reality.</text:span></text:p>
      <text:p text:style-name="P109"><text:span text:style-name="T391">Concordant Opposition:</text:span> <text:span text:style-name="T406">a single spire rising from its center, </text:span><text:span text:style-name="T389">like a lighthouse. From the top of the spire, a directional light shines and spins</text:span><text:span text:style-name="T406">. </text:span><text:span text:style-name="T390">The light shines across the boundaries of the planes, for this is the light of power. This is the light that shines through </text:span><text:span text:style-name="T413">the waters of Elysium</text:span><text:span text:style-name="T390">.</text:span></text:p>
      <text:p text:style-name="P110"><text:span text:style-name="T391">Elysium: </text:span><text:span text:style-name="T409">Elysium is </text:span><text:span text:style-name="T406">a seemingly endless ocean w</text:span><text:span text:style-name="T409">here t</text:span><text:span text:style-name="T406">he </text:span><text:span text:style-name="T411">surface of the water is a wonderful prismatic glassy surface, </text:span><text:span text:style-name="T406">subsurface of the water is infinite, and time does not flow here. </text:span><text:span text:style-name="T410">A mysterious and wondrous place. </text:span><text:span text:style-name="T404">When </text:span><text:span text:style-name="T408">magical </text:span><text:span text:style-name="T404">light shines through the prisms, it reveals an infinite kaleidoscope of knowledge, of the past, the future, etc. </text:span><text:span text:style-name="T418">Below the waters of Elysium expand great cities held within bubbles. </text:span><text:span text:style-name="T419">The vast infinite waters lead deeper, to darker and more mysterious cave-like halls of scholarship and mystery.</text:span></text:p>
      <text:p text:style-name="P111"><text:span text:style-name="T391">Mycelia</text:span> is a vast, finite forest world with a hugely thick underbrush, sweet with the smell of decay and mushrooms. <text:span text:style-name="T414">Here, scale is infinite. Distance behaves strangely, and things get larger or smaller as you get closer and closer. Everything can suddenly change sizes. Slaad are adept at living in this strange environment.</text:span></text:p>
      <text:p text:style-name="P42">Clangor <text:span text:style-name="T415">literally takes the form of a great shard, upon which the infinite nature is held within the unending battle and conflict that hones and adapts the members of the plane in order to brutally evolve the populous.</text:span></text:p>
      <text:p text:style-name="P112"><text:span text:style-name="T391">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2"><text:span text:style-name="T391">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16">This is actually what gives the Abyss its name, though not actually part of the Abyss.</text:span></text:p>
      <text:p text:style-name="P103"><text:span text:style-name="T391">Gahenna</text:span> is a great set of finite mountains <text:span text:style-name="T417">set within a small, cramped spacetime curving inward such that there are two grant mountains facing each other from below and abov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5T22:05:28.354254790</dc:date>
    <meta:editing-duration>P3DT22H14M49S</meta:editing-duration>
    <meta:editing-cycles>722</meta:editing-cycles>
    <meta:generator>LibreOffice/6.4.7.2$Linux_X86_64 LibreOffice_project/40$Build-2</meta:generator>
    <meta:document-statistic meta:table-count="1" meta:image-count="0" meta:object-count="0" meta:page-count="25" meta:paragraph-count="283" meta:word-count="10759" meta:character-count="66050" meta:non-whitespace-character-count="55530"/>
  </office:meta>
</office:document-meta>
</file>